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hoto_20_booth_20_for_20_rental_20_in_20_Culver_20_City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856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hoto booth for rental in Culver Cit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culvercityphotoboothrentals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5652.34pt" draw:caption-point-x="1776.98pt" draw:caption-point-y="-5652.06pt">
              <dc:date>2024-07-25T00:00:00</dc:date>
              <text:p text:style-name="P1">link https://sites.google.com/view/brea-photo-booth-rental/home</text:p>
              <text:p text:style-name="P1"><text:tab/>-Erin Edwards</text:p>
              <text:p text:style-name="P1">----</text:p>
              <text:p text:style-name="P1">document pub https://docs.google.com/document/d/1uLcOWIRwSe8JflS9lKm8Hs5VU8JLK2rnCOypo5kxbMY/pub</text:p>
              <text:p text:style-name="P1"/>
              <text:p text:style-name="P1"><text:s/>document view https://docs.google.com/document/d/1uLcOWIRwSe8JflS9lKm8Hs5VU8JLK2rnCOypo5kxbMY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JXU-T6ozH4KAYtMmZYIQGFEH9eFTkao7EtTTT-AAKTA/edit?usp=sharing</text:p>
              <text:p text:style-name="P1"/>
              <text:p text:style-name="P1"><text:s/>document pub https://docs.google.com/document/d/1JXU-T6ozH4KAYtMmZYIQGFEH9eFTkao7EtTTT-AAKTA/pub</text:p>
              <text:p text:style-name="P1"/>
              <text:p text:style-name="P1"><text:s/>document view https://docs.google.com/document/d/1JXU-T6ozH4KAYtMmZYIQGFEH9eFTkao7EtTTT-AAKTA/view</text:p>
              <text:p text:style-name="P1"/>
              <text:p text:style-name="P1"><text:s/>document https://docs.google.com/document/d/1Z_TGqOFK2C7-p8jGb9Ja3Zo2LECa4_-NUm_ATgoNc_I/edit?usp=sharing</text:p>
              <text:p text:style-name="P1"/>
              <text:p text:style-name="P1"><text:s/>document pub https://docs.google.com/document/d/1Z_TGqOFK2C7-p8jGb9Ja3Zo2LECa4_-NUm_ATgoNc_I/pub</text:p>
              <text:p text:style-name="P1"/>
              <text:p text:style-name="P1"><text:s/>document view https://docs.google.com/document/d/1Z_TGqOFK2C7-p8jGb9Ja3Zo2LECa4_-NUm_ATgoNc_I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><text:tab/>-Erin Edwards</text:p>
              <text:p text:style-name="P1">----</text:p>
              <text:p text:style-name="P1">document https://docs.google.com/document/d/132iX6of2Ew9uulQo0H6pjAESwQTxw1YNNpO3_NeRu8Y/edit?usp=sharing</text:p>
              <text:p text:style-name="P1"/>
              <text:p text:style-name="P1"><text:s/>document pub https://docs.google.com/document/d/132iX6of2Ew9uulQo0H6pjAESwQTxw1YNNpO3_NeRu8Y/pub</text:p>
              <text:p text:style-name="P1"/>
              <text:p text:style-name="P1"><text:s/>document view https://docs.google.com/document/d/132iX6of2Ew9uulQo0H6pjAESwQTxw1YNNpO3_NeRu8Y/view</text:p>
              <text:p text:style-name="P1"/>
              <text:p text:style-name="P1"><text:s/>document https://docs.google.com/document/d/13lGhlFHvhvVkLtw67kZ5q_KAUAnljQxxRBa0pMOaoX4/edit?usp=sharing</text:p>
              <text:p text:style-name="P1"/>
              <text:p text:style-name="P1"><text:s/>document pub https://docs.google.com/document/d/13lGhlFHvhvVkLtw67kZ5q_KAUAnljQxxRBa0pMOaoX4/pub</text:p>
              <text:p text:style-name="P1"/>
              <text:p text:style-name="P1"><text:s/>document view https://docs.google.com/document/d/13lGhlFHvhvVkLtw67kZ5q_KAUAnljQxxRBa0pMOaoX4/view</text:p>
              <text:p text:style-name="P1"/>
              <text:p text:style-name="P1"><text:s/>document https://docs.google.com/document/d/1Si1E81fncS4QExO1j4-ZI8RWCm3WGFbBBdw9SS2vPeM/edit?usp=sharing</text:p>
              <text:p text:style-name="P1"/>
              <text:p text:style-name="P1"><text:s/>document pub https://docs.google.com/document/d/1Si1E81fncS4QExO1j4-ZI8RWCm3WGFbBBdw9SS2vPeM/pub</text:p>
              <text:p text:style-name="P1"/>
              <text:p text:style-name="P1"><text:s/>document view https://docs.google.com/document/d/1Si1E81fncS4QExO1j4-ZI8RWCm3WGFbBBdw9SS2vPeM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CZXf38h-vYO5LY5SPjjuhwgEshgdfYL6wmDgAzlyhmM/edit?usp=sharing</text:p>
              <text:p text:style-name="P1"/>
              <text:p text:style-name="P1"><text:s/>document pub https://docs.google.com/document/d/1CZXf38h-vYO5LY5SPjjuhwgEshgdfYL6wmDgAzlyhmM/pub</text:p>
              <text:p text:style-name="P1"/>
              <text:p text:style-name="P1"><text:s/>document view https://docs.google.com/document/d/1CZXf38h-vYO5LY5SPjjuhwgEshgdfYL6wmDgAzlyhmM/view</text:p>
              <text:p text:style-name="P1"/>
              <text:p text:style-name="P1"><text:s/>document https://docs.google.com/document/d/1qMBiFTqEtpF0l02JllV0wJMDG-XuY09vA7qRYjnvmCs/edit?usp=sharing</text:p>
              <text:p text:style-name="P1"/>
              <text:p text:style-name="P1"><text:s/>document pub https://docs.google.com/document/d/1qMBiFTqEtpF0l02JllV0wJMDG-XuY09vA7qRYjnvmCs/pub</text:p>
              <text:p text:style-name="P1"/>
              <text:p text:style-name="P1"><text:s/>document view https://docs.google.com/document/d/1qMBiFTqEtpF0l02JllV0wJMDG-XuY09vA7qRYjnvmCs/view</text:p>
              <text:p text:style-name="P1"/>
              <text:p text:style-name="P1"><text:s/>document https://docs.google.com/document/d/1uLcOWIRwSe8JflS9lKm8Hs5VU8JLK2rnCOypo5kxbMY/edit?usp=sharing</text:p>
              <text:p text:style-name="P1"><text:tab/>-Erin Edwards</text:p>
              <text:p text:style-name="P1">----</text:p>
              <text:p text:style-name="P1">document https://docs.google.com/document/d/1r4V8oTRZgVM82NyjLDy2dZSoeYq26G1C55FzZ7ExPvY/edit?usp=sharing</text:p>
              <text:p text:style-name="P1"/>
              <text:p text:style-name="P1"><text:s/>document pub https://docs.google.com/document/d/1r4V8oTRZgVM82NyjLDy2dZSoeYq26G1C55FzZ7ExPvY/pub</text:p>
              <text:p text:style-name="P1"/>
              <text:p text:style-name="P1"><text:s/>document view https://docs.google.com/document/d/1r4V8oTRZgVM82NyjLDy2dZSoeYq26G1C55FzZ7ExPvY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2JHPMRYAt3LQhVa_OJc7HrUelFGWUFmEmv4RYMEhLBM/edit?usp=sharing</text:p>
              <text:p text:style-name="P1"/>
              <text:p text:style-name="P1"><text:s/>document pub https://docs.google.com/document/d/12JHPMRYAt3LQhVa_OJc7HrUelFGWUFmEmv4RYMEhLBM/pub</text:p>
              <text:p text:style-name="P1"/>
              <text:p text:style-name="P1"><text:s/>document view https://docs.google.com/document/d/12JHPMRYAt3LQhVa_OJc7HrUelFGWUFmEmv4RYMEhLBM/view</text:p>
              <text:p text:style-name="P1"/>
              <text:p text:style-name="P1"><text:s/>document https://docs.google.com/document/d/1ytRcisKyvl1dOHZg-FIECQvLWz2PpQuihFzogJujTsc/edit?usp=sharing</text:p>
              <text:p text:style-name="P1"/>
              <text:p text:style-name="P1"><text:s/>document pub https://docs.google.com/document/d/1ytRcisKyvl1dOHZg-FIECQvLWz2PpQuihFzogJujTsc/pub</text:p>
              <text:p text:style-name="P1"/>
              <text:p text:style-name="P1"><text:s/>document view https://docs.google.com/document/d/1ytRcisKyvl1dOHZg-FIECQvLWz2PpQuihFzogJujTsc/view</text:p>
              <text:p text:style-name="P1"/>
              <text:p text:style-name="P1"><text:s/>document https://docs.google.com/document/d/1WrPJ4KrCFPrmRA_sOWtuX0EVZqCuwXrFXNG156MMgg8/edit?usp=sharing</text:p>
              <text:p text:style-name="P1"/>
              <text:p text:style-name="P1"><text:s/>document pub https://docs.google.com/document/d/1WrPJ4KrCFPrmRA_sOWtuX0EVZqCuwXrFXNG156MMgg8/pub</text:p>
              <text:p text:style-name="P1"/>
              <text:p text:style-name="P1"><text:s/>document view https://docs.google.com/document/d/1WrPJ4KrCFPrmRA_sOWtuX0EVZqCuwXrFXNG156MMgg8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><text:tab/>-Erin Edwards</text:p>
              <text:p text:style-name="P1">----</text:p>
              <text:p text:style-name="P1"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Jk9pVtj3Am0cKDZ5ycxm-qa29wTdxoiimToWArPRs2k/edit?usp=sharing</text:p>
              <text:p text:style-name="P1"/>
              <text:p text:style-name="P1"><text:s/>document pub https://docs.google.com/document/d/1Jk9pVtj3Am0cKDZ5ycxm-qa29wTdxoiimToWArPRs2k/pub</text:p>
              <text:p text:style-name="P1"/>
              <text:p text:style-name="P1"><text:s/>document view https://docs.google.com/document/d/1Jk9pVtj3Am0cKDZ5ycxm-qa29wTdxoiimToWArPRs2k/view</text:p>
              <text:p text:style-name="P1"/>
              <text:p text:style-name="P1"><text:s/>document https://docs.google.com/document/d/1PzumXyMmY5d0k_X4MuarpWM8-XDQTXC_1mCkPqnykLQ/edit?usp=sharing</text:p>
              <text:p text:style-name="P1"/>
              <text:p text:style-name="P1"><text:s/>document pub https://docs.google.com/document/d/1PzumXyMmY5d0k_X4MuarpWM8-XDQTXC_1mCkPqnykLQ/pub</text:p>
              <text:p text:style-name="P1"/>
              <text:p text:style-name="P1"><text:s/>document view https://docs.google.com/document/d/1PzumXyMmY5d0k_X4MuarpWM8-XDQTXC_1mCkPqnykLQ/view</text:p>
              <text:p text:style-name="P1"/>
              <text:p text:style-name="P1"><text:s/>document https://docs.google.com/document/d/10stSAr1c96Aa1pITgzihywj2Pq4AGyud4us6f_gz724/edit?usp=sharing</text:p>
              <text:p text:style-name="P1"/>
              <text:p text:style-name="P1"><text:s/>document pub https://docs.google.com/document/d/10stSAr1c96Aa1pITgzihywj2Pq4AGyud4us6f_gz724/pub</text:p>
              <text:p text:style-name="P1"/>
              <text:p text:style-name="P1"><text:s/>document view https://docs.google.com/document/d/10stSAr1c96Aa1pITgzihywj2Pq4AGyud4us6f_gz724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HeiK7FYJgP6eglQEW2kcGoVoWNLU4mrRvU7tLvj0UC8/edit?usp=sharing</text:p>
              <text:p text:style-name="P1"/>
              <text:p text:style-name="P1"><text:s/>document pub https://docs.google.com/document/d/1HeiK7FYJgP6eglQEW2kcGoVoWNLU4mrRvU7tLvj0UC8/pub</text:p>
              <text:p text:style-name="P1"/>
              <text:p text:style-name="P1"><text:s/>document view https://docs.google.com/document/d/1HeiK7FYJgP6eglQEW2kcGoVoWNLU4mrRvU7tLvj0UC8/view</text:p>
              <text:p text:style-name="P1"/>
              <text:p text:style-name="P1"><text:s/>document https://docs.google.com/document/d/1Kn61aHZ5KeQ2iswcHlCppMz1D8cJr68SICTf10qS75o/edit?usp=sharing</text:p>
              <text:p text:style-name="P1"/>
              <text:p text:style-name="P1"><text:s/>document pub https://docs.google.com/document/d/1Kn61aHZ5KeQ2iswcHlCppMz1D8cJr68SICTf10qS75o/pub</text:p>
              <text:p text:style-name="P1"/>
              <text:p text:style-name="P1"><text:s/>document view https://docs.google.com/document/d/1Kn61aHZ5KeQ2iswcHlCppMz1D8cJr68SICTf10qS75o/view</text:p>
              <text:p text:style-name="P1"><text:tab/>-Erin Edwards</text:p>
              <text:p text:style-name="P1">----</text:p>
              <text:p text:style-name="P1">sheet https://docs.google.com/spreadsheets/d/1uZEdB9UO2JI9fENQx4bHuXWK4ZCd0N8pURqpCYZEF94/edit#gid=0</text:p>
              <text:p text:style-name="P1"/>
              <text:p text:style-name="P1"><text:s/>sheet https://docs.google.com/spreadsheets/d/1uZEdB9UO2JI9fENQx4bHuXWK4ZCd0N8pURqpCYZEF94/edit#gid=1422964642</text:p>
              <text:p text:style-name="P1"/>
              <text:p text:style-name="P1"><text:s/>sheet https://docs.google.com/spreadsheets/d/1uZEdB9UO2JI9fENQx4bHuXWK4ZCd0N8pURqpCYZEF94/edit#gid=1086330931</text:p>
              <text:p text:style-name="P1"/>
              <text:p text:style-name="P1"><text:s/>sheet https://docs.google.com/spreadsheets/d/1uZEdB9UO2JI9fENQx4bHuXWK4ZCd0N8pURqpCYZEF94/edit#gid=1045645983</text:p>
              <text:p text:style-name="P1"/>
              <text:p text:style-name="P1"><text:s/>sheet https://docs.google.com/spreadsheets/d/1uZEdB9UO2JI9fENQx4bHuXWK4ZCd0N8pURqpCYZEF94/edit#gid=1287307841</text:p>
              <text:p text:style-name="P1"/>
              <text:p text:style-name="P1"><text:s/>folder HTML https://drive.google.com/drive/folders/1j4MG0A3CnGkf5pGvA7IQExBPcYEpedPZ?usp=sharing</text:p>
              <text:p text:style-name="P1"/>
              <text:p text:style-name="P1"><text:s/>HTML https://drive.google.com/file/d/1ZNd_w-YarEi55aX87EdzKvIuvZ0bu6Eb/view?usp=sharing</text:p>
              <text:p text:style-name="P1"/>
              <text:p text:style-name="P1"><text:s/>folder Microsoft Files https://drive.google.com/drive/folders/1Ih_ZJ3oBy7pzS4QXP7YNkcjYAUCjJkz6?usp=sharing</text:p>
              <text:p text:style-name="P1"/>
              <text:p text:style-name="P1"><text:s/>document https://docs.google.com/document/d/13oANLKxsnKf-P_UJz1Ti1btRDMbiZycfdl955jXXBCA/edit?usp=sharing</text:p>
              <text:p text:style-name="P1"/>
              <text:p text:style-name="P1"><text:s/>document pub https://docs.google.com/document/d/13oANLKxsnKf-P_UJz1Ti1btRDMbiZycfdl955jXXBCA/pub</text:p>
              <text:p text:style-name="P1"/>
              <text:p text:style-name="P1"><text:s/>document view https://docs.google.com/document/d/13oANLKxsnKf-P_UJz1Ti1btRDMbiZycfdl955jXXBCA/view</text:p>
              <text:p text:style-name="P1"/>
              <text:p text:style-name="P1"><text:s/>document https://docs.google.com/document/d/1Fn5zadYY9szYZPH0u6F3kusP0bs5hUQE4XlafIgV9Qw/edit?usp=sharing</text:p>
              <text:p text:style-name="P1"/>
              <text:p text:style-name="P1"><text:s/>document pub https://docs.google.com/document/d/1Fn5zadYY9szYZPH0u6F3kusP0bs5hUQE4XlafIgV9Qw/pub</text:p>
              <text:p text:style-name="P1"/>
              <text:p text:style-name="P1"><text:s/>document view https://docs.google.com/document/d/1Fn5zadYY9szYZPH0u6F3kusP0bs5hUQE4XlafIgV9Qw/view</text:p>
              <text:p text:style-name="P1"/>
              <text:p text:style-name="P1"><text:s/>document https://docs.google.com/document/d/1B_mJQN1cUMAxWuo028f7W_28BQo_5hPxRwR8D9-sN7Q/edit?usp=sharing</text:p>
              <text:p text:style-name="P1"/>
              <text:p text:style-name="P1"><text:s/>document pub https://docs.google.com/document/d/1B_mJQN1cUMAxWuo028f7W_28BQo_5hPxRwR8D9-sN7Q/pub</text:p>
              <text:p text:style-name="P1"/>
              <text:p text:style-name="P1"><text:s/>document view https://docs.google.com/document/d/1B_mJQN1cUMAxWuo028f7W_28BQo_5hPxRwR8D9-sN7Q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><text:tab/>-Erin Edwards</text:p>
              <text:p text:style-name="P1">----</text:p>
              <text:p text:style-name="P1">Calendar - All Day Event https://www.google.com/calendar/event?eid=djA3OTVkNDlvaWs2OGY0dDYwcXN1Ym5zcTg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anE1a2JidmhkOWFnazFoaTkxcnJ1MDhjZzA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NHVsbmlhY2kxNGoyaHNpMXQ4YjU3OXRqOW8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Z2I0YnRrM3JsNXN0NjB2OXY5YTRzdDgwYzQ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b2dxY3IwZHBubmpvOXVzcTh0cWx0YnI0aDg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OXVxbjJuMGZnMWdhN3RiZHFpZ3FrdTZwOTg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M3EycWNnZmVhMzFmc2JmN3M2dms3ZjJmNjg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aW05ZW1tcnM5MnEwaWZidHBkc2owaXQ5dmcgMWY1YWVkMzU0OTY5ODQ4OTQ2MjE5ODc3ODM2MTQ3MDAzMmNjMjM1NDI0MmZjNThmZWZhYTJjYTFkMTVhMWU3NEBncm91cC5jYWxlbmRhci5nb29nbGUuY29t</text:p>
              <text:p text:style-name="P1"/>
              <text:p text:style-name="P1"><text:s/>video https://youtu.be/7LllWbcsav0</text:p>
              <text:p text:style-name="P1"/>
              <text:p text:style-name="P1"><text:s/>video https://youtu.be/gg9HqdfCNPU</text:p>
              <text:p text:style-name="P1"/>
              <text:p text:style-name="P1"><text:s/>video https://youtu.be/oqjwKz3NvlY</text:p>
              <text:p text:style-name="P1"/>
              <text:p text:style-name="P1"><text:s/>video https://youtu.be/sRroGoy86Gs</text:p>
              <text:p text:style-name="P1"/>
              <text:p text:style-name="P1"><text:s/>video https://youtu.be/qlzCxiTrIDk</text:p>
              <text:p text:style-name="P1"><text:tab/>-Erin Edwards</text:p>
              <text:p text:style-name="P1">----</text:p>
              <text:p text:style-name="P1">document view https://docs.google.com/document/d/18X_aBHdfg2-imz0uQvFOq561Fxx4n-5xp3gdHQvL8jk/view</text:p>
              <text:p text:style-name="P1"/>
              <text:p text:style-name="P1"><text:s/>presentation https://docs.google.com/presentation/d/1LiVt-tNBBXK3MB-3PqrwcpCeSmNgf0CX87PcPtYBx6I/edit?usp=sharing</text:p>
              <text:p text:style-name="P1"/>
              <text:p text:style-name="P1"><text:s/>presentation pub https://docs.google.com/presentation/d/1LiVt-tNBBXK3MB-3PqrwcpCeSmNgf0CX87PcPtYBx6I/pub?start=true&amp;loop=true&amp;delayms=3000</text:p>
              <text:p text:style-name="P1"/>
              <text:p text:style-name="P1"><text:s/>presentation view https://docs.google.com/presentation/d/1LiVt-tNBBXK3MB-3PqrwcpCeSmNgf0CX87PcPtYBx6I/view</text:p>
              <text:p text:style-name="P1"/>
              <text:p text:style-name="P1"><text:s/>presentation html https://docs.google.com/presentation/d/1LiVt-tNBBXK3MB-3PqrwcpCeSmNgf0CX87PcPtYBx6I/htmlpresent</text:p>
              <text:p text:style-name="P1"/>
              <text:p text:style-name="P1"><text:s/>calendar https://calendar.google.com?cid=1f5aed3549698489462198778361470032cc2354242fc58fefaa2ca1d15a1e74@group.calendar.google.com</text:p>
              <text:p text:style-name="P1"/>
              <text:p text:style-name="P1"><text:s/>Calendar - All Day Event https://www.google.com/calendar/event?eid=ZWR2azh1MGs4M2Nvb29xdTUwb2Fxc3BtNXM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MDNlNXEyaXNlMnBicHM5MXVnbDdxNnFlOGc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OGNxdGZrOXZ0Z2duMzYyOXRhamg4bnF2Ym8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ajE5cTJnYTQ3OW44c2tzajBxcDY4OXU2Y3MgMWY1YWVkMzU0OTY5ODQ4OTQ2MjE5ODc3ODM2MTQ3MDAzMmNjMjM1NDI0MmZjNThmZWZhYTJjYTFkMTVhMWU3NEBncm91cC5jYWxlbmRhci5nb29nbGUuY29t</text:p>
              <text:p text:style-name="P1"/>
              <text:p text:style-name="P1"><text:s/>Calendar - All Day Event https://www.google.com/calendar/event?eid=NnMyaDV1MWtzYWtidnVwYnJrZ2tndTE1cDAgMWY1YWVkMzU0OTY5ODQ4OTQ2MjE5ODc3ODM2MTQ3MDAzMmNjMjM1NDI0MmZjNThmZWZhYTJjYTFkMTVhMWU3NE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www.luckyfrogphotos.com/culvercityphotobooth.html</text:p>
              <text:p text:style-name="P1"/>
              <text:p text:style-name="P1"><text:s/>folder top https://drive.google.com/drive/folders/1dt-pGMlwGIKNZKY8-pQXklpb52o4xFcZ?usp=sharing</text:p>
              <text:p text:style-name="P1"/>
              <text:p text:style-name="P1"><text:s/>rss feed https://news.google.com/rss/search?q=videobooth</text:p>
              <text:p text:style-name="P1"/>
              <text:p text:style-name="P1"><text:s/>folder articles https://drive.google.com/drive/folders/1hEB_nod9_b9WcigGoY3Ik-UmGPkXzQTb?usp=sharing</text:p>
              <text:p text:style-name="P1"/>
              <text:p text:style-name="P1"><text:s/>folder photos https://drive.google.com/drive/folders/1JkVf11-k_XzcCU_3bSIC_1DWiIOxX89P?usp=sharing</text:p>
              <text:p text:style-name="P1"/>
              <text:p text:style-name="P1"><text:s/>folder pdfs https://drive.google.com/drive/folders/1yP8fFeyS4ZoJOTt42_XIJNKTNCIxJlps?usp=sharing</text:p>
              <text:p text:style-name="P1"/>
              <text:p text:style-name="P1"><text:s/>folder slides https://drive.google.com/drive/folders/1PLdyRU2PFWYfrqP7M-5X2iixb1KsdfyE?usp=sharing</text:p>
              <text:p text:style-name="P1"/>
              <text:p text:style-name="P1"><text:s/>photo https://drive.google.com/file/d/1t33hvFbsi4sSFSNdR8g74m5ACVKQUi0g/view?usp=sharing</text:p>
              <text:p text:style-name="P1"/>
              <text:p text:style-name="P1"><text:s/>photo https://drive.google.com/file/d/1_qwZ-L3xe5NV0PL-BqQhf-sKuAu2kxT9/view?usp=sharing</text:p>
              <text:p text:style-name="P1"/>
              <text:p text:style-name="P1"><text:s/>spreadsheet https://docs.google.com/spreadsheets/d/1uZEdB9UO2JI9fENQx4bHuXWK4ZCd0N8pURqpCYZEF94/edit?usp=sharing</text:p>
              <text:p text:style-name="P1"/>
              <text:p text:style-name="P1"><text:s/>spreadsheet key https://docs.google.com/spreadsheet/pub?key=1uZEdB9UO2JI9fENQx4bHuXWK4ZCd0N8pURqpCYZEF94</text:p>
              <text:p text:style-name="P1"/>
              <text:p text:style-name="P1"><text:s/>spreadsheet pubhtml https://docs.google.com/spreadsheets/d/1uZEdB9UO2JI9fENQx4bHuXWK4ZCd0N8pURqpCYZEF94/pubhtml</text:p>
              <text:p text:style-name="P1"/>
              <text:p text:style-name="P1"><text:s/>spreadsheet pub https://docs.google.com/spreadsheets/d/1uZEdB9UO2JI9fENQx4bHuXWK4ZCd0N8pURqpCYZEF94/pub</text:p>
              <text:p text:style-name="P1"/>
              <text:p text:style-name="P1"><text:s/>spreadsheet view https://docs.google.com/spreadsheets/d/1uZEdB9UO2JI9fENQx4bHuXWK4ZCd0N8pURqpCYZEF94/view</text:p>
              <text:p text:style-name="P1"/>
              <text:p text:style-name="P1"><text:s/>form https://docs.google.com/forms/d/1dPeOveelrBYxA8GzW2fOEWvr7EcJaBWweQr9vVo2fRQ/edit?usp=sharing</text:p>
              <text:p text:style-name="P1"/>
              <text:p text:style-name="P1"><text:s/>drawing https://docs.google.com/drawings/d/11lnnHT29h6QpBn96lLxQTfNDzVm2kiQV9_xRDs89HM4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culvercityphotoboothrentals/home</text:p>
              <text:p text:style-name="P1"/>
              <text:p text:style-name="P1"><text:s/>document https://docs.google.com/document/d/18X_aBHdfg2-imz0uQvFOq561Fxx4n-5xp3gdHQvL8jk/edit?usp=sharing</text:p>
              <text:p text:style-name="P1"/>
              <text:p text:style-name="P1"><text:s/>document pub https://docs.google.com/document/d/18X_aBHdfg2-imz0uQvFOq561Fxx4n-5xp3gdHQvL8jk/pub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www.luckyfrogphotos.com/culvercityphotobooth.html&quot;; image(&quot;https://api.qrserver.com/v1/create-qr-code/?size=150x150&amp;data=https://www.luckyfrogphotos.com/culvercityphotobooth.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luckyfrogphotos.com/culvercityphotobooth.html" xlink:type="simple">https://www.luckyfrogphotos.com/culvercityphotobooth.html</text:a></text:p>
          </table:table-cell>
          <table:table-cell table:style-name="ce3" table:formula="of:=HYPERLINK(&quot;https://www.luckyfrogphotos.com/culvercityphotobooth.html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drive.google.com/drive/folders/1dt-pGMlwGIKNZKY8-pQXklpb52o4xFcZ?usp=sharing&quot;; image(&quot;https://api.qrserver.com/v1/create-qr-code/?size=150x150&amp;data=https://drive.google.com/drive/folders/1dt-pGMlwGIKNZKY8-pQXklpb52o4xFcZ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dt-pGMlwGIKNZKY8-pQXklpb52o4xFcZ?usp=sharing" xlink:type="simple">https://drive.google.com/drive/folders/1dt-pGMlwGIKNZKY8-pQXklpb52o4xFcZ?usp=sharing</text:a></text:p>
          </table:table-cell>
          <table:table-cell table:style-name="ce3" table:formula="of:=HYPERLINK(&quot;https://drive.google.com/drive/folders/1dt-pGMlwGIKNZKY8-pQXklpb52o4xFcZ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news.google.com/rss/search?q=videobooth&quot;; image(&quot;https://api.qrserver.com/v1/create-qr-code/?size=150x150&amp;data=https://news.google.com/rss/search?q=vide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videobooth" xlink:type="simple">https://news.google.com/rss/search?q=videobooth</text:a></text:p>
          </table:table-cell>
          <table:table-cell table:style-name="ce3" table:formula="of:=HYPERLINK(&quot;https://news.google.com/rss/search?q=videobooth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photo booth for rental in Culver City Articles</text:p>
          </table:table-cell>
          <table:table-cell table:style-name="ce3" table:formula="of:=HYPERLINK(&quot;https://drive.google.com/drive/folders/1hEB_nod9_b9WcigGoY3Ik-UmGPkXzQTb?usp=sharing&quot;; image(&quot;https://api.qrserver.com/v1/create-qr-code/?size=150x150&amp;data=https://drive.google.com/drive/folders/1hEB_nod9_b9WcigGoY3Ik-UmGPkXzQTb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hEB_nod9_b9WcigGoY3Ik-UmGPkXzQTb?usp=sharing" xlink:type="simple">https://drive.google.com/drive/folders/1hEB_nod9_b9WcigGoY3Ik-UmGPkXzQTb?usp=sharing</text:a></text:p>
          </table:table-cell>
          <table:table-cell table:style-name="ce3" table:formula="of:=HYPERLINK(&quot;https://drive.google.com/drive/folders/1hEB_nod9_b9WcigGoY3Ik-UmGPkXzQTb?usp=sharing&quot;;&quot;photo booth for rental in Culver City Articles&quot;)" office:value-type="string" office:string-value="photo booth for rental in Culver City Articles" calcext:value-type="string">
            <text:p>photo booth for rental in Culver City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photo booth for rental in Culver City Photos</text:p>
          </table:table-cell>
          <table:table-cell table:style-name="ce3" table:formula="of:=HYPERLINK(&quot;https://drive.google.com/drive/folders/1JkVf11-k_XzcCU_3bSIC_1DWiIOxX89P?usp=sharing&quot;; image(&quot;https://api.qrserver.com/v1/create-qr-code/?size=150x150&amp;data=https://drive.google.com/drive/folders/1JkVf11-k_XzcCU_3bSIC_1DWiIOxX89P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JkVf11-k_XzcCU_3bSIC_1DWiIOxX89P?usp=sharing" xlink:type="simple">https://drive.google.com/drive/folders/1JkVf11-k_XzcCU_3bSIC_1DWiIOxX89P?usp=sharing</text:a></text:p>
          </table:table-cell>
          <table:table-cell table:style-name="ce3" table:formula="of:=HYPERLINK(&quot;https://drive.google.com/drive/folders/1JkVf11-k_XzcCU_3bSIC_1DWiIOxX89P?usp=sharing&quot;;&quot;photo booth for rental in Culver City Photos&quot;)" office:value-type="string" office:string-value="photo booth for rental in Culver City Photos" calcext:value-type="string">
            <text:p>photo booth for rental in Culver City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photo booth for rental in Culver City PDFs</text:p>
          </table:table-cell>
          <table:table-cell table:style-name="ce3" table:formula="of:=HYPERLINK(&quot;https://drive.google.com/drive/folders/1yP8fFeyS4ZoJOTt42_XIJNKTNCIxJlps?usp=sharing&quot;; image(&quot;https://api.qrserver.com/v1/create-qr-code/?size=150x150&amp;data=https://drive.google.com/drive/folders/1yP8fFeyS4ZoJOTt42_XIJNKTNCIxJlps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yP8fFeyS4ZoJOTt42_XIJNKTNCIxJlps?usp=sharing" xlink:type="simple">https://drive.google.com/drive/folders/1yP8fFeyS4ZoJOTt42_XIJNKTNCIxJlps?usp=sharing</text:a></text:p>
          </table:table-cell>
          <table:table-cell table:style-name="ce3" table:formula="of:=HYPERLINK(&quot;https://drive.google.com/drive/folders/1yP8fFeyS4ZoJOTt42_XIJNKTNCIxJlps?usp=sharing&quot;;&quot;photo booth for rental in Culver City PDFs&quot;)" office:value-type="string" office:string-value="photo booth for rental in Culver City PDFs" calcext:value-type="string">
            <text:p>photo booth for rental in Culver City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photo booth for rental in Culver City Slides</text:p>
          </table:table-cell>
          <table:table-cell table:style-name="ce3" table:formula="of:=HYPERLINK(&quot;https://drive.google.com/drive/folders/1PLdyRU2PFWYfrqP7M-5X2iixb1KsdfyE?usp=sharing&quot;; image(&quot;https://api.qrserver.com/v1/create-qr-code/?size=150x150&amp;data=https://drive.google.com/drive/folders/1PLdyRU2PFWYfrqP7M-5X2iixb1KsdfyE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PLdyRU2PFWYfrqP7M-5X2iixb1KsdfyE?usp=sharing" xlink:type="simple">https://drive.google.com/drive/folders/1PLdyRU2PFWYfrqP7M-5X2iixb1KsdfyE?usp=sharing</text:a></text:p>
          </table:table-cell>
          <table:table-cell table:style-name="ce3" table:formula="of:=HYPERLINK(&quot;https://drive.google.com/drive/folders/1PLdyRU2PFWYfrqP7M-5X2iixb1KsdfyE?usp=sharing&quot;;&quot;photo booth for rental in Culver City Slides&quot;)" office:value-type="string" office:string-value="photo booth for rental in Culver City Slides" calcext:value-type="string">
            <text:p>photo booth for rental in Culver City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drive.google.com/file/d/1t33hvFbsi4sSFSNdR8g74m5ACVKQUi0g/view?usp=sharing&quot;; image(&quot;https://api.qrserver.com/v1/create-qr-code/?size=150x150&amp;data=https://drive.google.com/file/d/1t33hvFbsi4sSFSNdR8g74m5ACVKQUi0g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t33hvFbsi4sSFSNdR8g74m5ACVKQUi0g/view?usp=sharing" xlink:type="simple">https://drive.google.com/file/d/1t33hvFbsi4sSFSNdR8g74m5ACVKQUi0g/view?usp=sharing</text:a></text:p>
          </table:table-cell>
          <table:table-cell table:style-name="ce3" table:formula="of:=HYPERLINK(&quot;https://drive.google.com/file/d/1t33hvFbsi4sSFSNdR8g74m5ACVKQUi0g/view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drive.google.com/file/d/1_qwZ-L3xe5NV0PL-BqQhf-sKuAu2kxT9/view?usp=sharing&quot;; image(&quot;https://api.qrserver.com/v1/create-qr-code/?size=150x150&amp;data=https://drive.google.com/file/d/1_qwZ-L3xe5NV0PL-BqQhf-sKuAu2kxT9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_qwZ-L3xe5NV0PL-BqQhf-sKuAu2kxT9/view?usp=sharing" xlink:type="simple">https://drive.google.com/file/d/1_qwZ-L3xe5NV0PL-BqQhf-sKuAu2kxT9/view?usp=sharing</text:a></text:p>
          </table:table-cell>
          <table:table-cell table:style-name="ce3" table:formula="of:=HYPERLINK(&quot;https://drive.google.com/file/d/1_qwZ-L3xe5NV0PL-BqQhf-sKuAu2kxT9/view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docs.google.com/spreadsheets/d/1uZEdB9UO2JI9fENQx4bHuXWK4ZCd0N8pURqpCYZEF94/edit?usp=sharing&quot;; image(&quot;https://api.qrserver.com/v1/create-qr-code/?size=150x150&amp;data=https://docs.google.com/spreadsheets/d/1uZEdB9UO2JI9fENQx4bHuXWK4ZCd0N8pURqpCYZEF94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edit?usp=sharing" xlink:type="simple">https://docs.google.com/spreadsheets/d/1uZEdB9UO2JI9fENQx4bHuXWK4ZCd0N8pURqpCYZEF94/edit?usp=sharing</text:a></text:p>
          </table:table-cell>
          <table:table-cell table:style-name="ce3" table:formula="of:=HYPERLINK(&quot;https://docs.google.com/spreadsheets/d/1uZEdB9UO2JI9fENQx4bHuXWK4ZCd0N8pURqpCYZEF94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photo booth for rental in Culver City key</text:p>
          </table:table-cell>
          <table:table-cell table:style-name="ce3" table:formula="of:=HYPERLINK(&quot;https://docs.google.com/spreadsheet/pub?key=1uZEdB9UO2JI9fENQx4bHuXWK4ZCd0N8pURqpCYZEF94&quot;; image(&quot;https://api.qrserver.com/v1/create-qr-code/?size=150x150&amp;data=https://docs.google.com/spreadsheet/pub?key=1uZEdB9UO2JI9fENQx4bHuXWK4ZCd0N8pURqpCYZEF9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uZEdB9UO2JI9fENQx4bHuXWK4ZCd0N8pURqpCYZEF94" xlink:type="simple">https://docs.google.com/spreadsheet/pub?key=1uZEdB9UO2JI9fENQx4bHuXWK4ZCd0N8pURqpCYZEF94</text:a></text:p>
          </table:table-cell>
          <table:table-cell table:style-name="ce3" table:formula="of:=HYPERLINK(&quot;https://docs.google.com/spreadsheets/d/1uZEdB9UO2JI9fENQx4bHuXWK4ZCd0N8pURqpCYZEF94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photo booth for rental in Culver City pubhtml</text:p>
          </table:table-cell>
          <table:table-cell table:style-name="ce3" table:formula="of:=HYPERLINK(&quot;https://docs.google.com/spreadsheets/d/1uZEdB9UO2JI9fENQx4bHuXWK4ZCd0N8pURqpCYZEF94/pubhtml&quot;; image(&quot;https://api.qrserver.com/v1/create-qr-code/?size=150x150&amp;data=https://docs.google.com/spreadsheets/d/1uZEdB9UO2JI9fENQx4bHuXWK4ZCd0N8pURqpCYZEF94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pubhtml" xlink:type="simple">https://docs.google.com/spreadsheets/d/1uZEdB9UO2JI9fENQx4bHuXWK4ZCd0N8pURqpCYZEF94/pubhtml</text:a></text:p>
          </table:table-cell>
          <table:table-cell table:style-name="ce3" table:formula="of:=HYPERLINK(&quot;https://docs.google.com/spreadsheets/d/1uZEdB9UO2JI9fENQx4bHuXWK4ZCd0N8pURqpCYZEF94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photo booth for rental in Culver City pub</text:p>
          </table:table-cell>
          <table:table-cell table:style-name="ce3" table:formula="of:=HYPERLINK(&quot;https://docs.google.com/spreadsheets/d/1uZEdB9UO2JI9fENQx4bHuXWK4ZCd0N8pURqpCYZEF94/pub&quot;; image(&quot;https://api.qrserver.com/v1/create-qr-code/?size=150x150&amp;data=https://docs.google.com/spreadsheets/d/1uZEdB9UO2JI9fENQx4bHuXWK4ZCd0N8pURqpCYZEF94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pub" xlink:type="simple">https://docs.google.com/spreadsheets/d/1uZEdB9UO2JI9fENQx4bHuXWK4ZCd0N8pURqpCYZEF94/pub</text:a></text:p>
          </table:table-cell>
          <table:table-cell table:style-name="ce3" table:formula="of:=HYPERLINK(&quot;https://docs.google.com/spreadsheets/d/1uZEdB9UO2JI9fENQx4bHuXWK4ZCd0N8pURqpCYZEF94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photo booth for rental in Culver City view</text:p>
          </table:table-cell>
          <table:table-cell table:style-name="ce3" table:formula="of:=HYPERLINK(&quot;https://docs.google.com/spreadsheets/d/1uZEdB9UO2JI9fENQx4bHuXWK4ZCd0N8pURqpCYZEF94/view&quot;; image(&quot;https://api.qrserver.com/v1/create-qr-code/?size=150x150&amp;data=https://docs.google.com/spreadsheets/d/1uZEdB9UO2JI9fENQx4bHuXWK4ZCd0N8pURqpCYZEF94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view" xlink:type="simple">https://docs.google.com/spreadsheets/d/1uZEdB9UO2JI9fENQx4bHuXWK4ZCd0N8pURqpCYZEF94/view</text:a></text:p>
          </table:table-cell>
          <table:table-cell table:style-name="ce3" table:formula="of:=HYPERLINK(&quot;https://docs.google.com/spreadsheets/d/1uZEdB9UO2JI9fENQx4bHuXWK4ZCd0N8pURqpCYZEF94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docs.google.com/forms/d/1dPeOveelrBYxA8GzW2fOEWvr7EcJaBWweQr9vVo2fRQ/edit?usp=sharing&quot;; image(&quot;https://api.qrserver.com/v1/create-qr-code/?size=150x150&amp;data=https://docs.google.com/forms/d/1dPeOveelrBYxA8GzW2fOEWvr7EcJaBWweQr9vVo2fRQ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dPeOveelrBYxA8GzW2fOEWvr7EcJaBWweQr9vVo2fRQ/edit?usp=sharing" xlink:type="simple">https://docs.google.com/forms/d/1dPeOveelrBYxA8GzW2fOEWvr7EcJaBWweQr9vVo2fRQ/edit?usp=sharing</text:a></text:p>
          </table:table-cell>
          <table:table-cell table:style-name="ce3" table:formula="of:=HYPERLINK(&quot;https://docs.google.com/forms/d/1dPeOveelrBYxA8GzW2fOEWvr7EcJaBWweQr9vVo2fRQ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docs.google.com/drawings/d/11lnnHT29h6QpBn96lLxQTfNDzVm2kiQV9_xRDs89HM4/edit?usp=sharing&quot;; image(&quot;https://api.qrserver.com/v1/create-qr-code/?size=150x150&amp;data=https://docs.google.com/drawings/d/11lnnHT29h6QpBn96lLxQTfNDzVm2kiQV9_xRDs89HM4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1lnnHT29h6QpBn96lLxQTfNDzVm2kiQV9_xRDs89HM4/edit?usp=sharing" xlink:type="simple">https://docs.google.com/drawings/d/11lnnHT29h6QpBn96lLxQTfNDzVm2kiQV9_xRDs89HM4/edit?usp=sharing</text:a></text:p>
          </table:table-cell>
          <table:table-cell table:style-name="ce3" table:formula="of:=HYPERLINK(&quot;https://docs.google.com/drawings/d/11lnnHT29h6QpBn96lLxQTfNDzVm2kiQV9_xRDs89HM4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culvercityphotoboothrentals/home&quot;; image(&quot;https://api.qrserver.com/v1/create-qr-code/?size=150x150&amp;data=https://sites.google.com/view/culvercityphotoboothrentals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docs.google.com/document/d/18X_aBHdfg2-imz0uQvFOq561Fxx4n-5xp3gdHQvL8jk/edit?usp=sharing&quot;; image(&quot;https://api.qrserver.com/v1/create-qr-code/?size=150x150&amp;data=https://docs.google.com/document/d/18X_aBHdfg2-imz0uQvFOq561Fxx4n-5xp3gdHQvL8jk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8X_aBHdfg2-imz0uQvFOq561Fxx4n-5xp3gdHQvL8jk/edit?usp=sharing" xlink:type="simple">https://docs.google.com/document/d/18X_aBHdfg2-imz0uQvFOq561Fxx4n-5xp3gdHQvL8jk/edit?usp=sharing</text:a></text:p>
          </table:table-cell>
          <table:table-cell table:style-name="ce3" table:formula="of:=HYPERLINK(&quot;https://docs.google.com/document/d/18X_aBHdfg2-imz0uQvFOq561Fxx4n-5xp3gdHQvL8jk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for rental in Culver City pub</text:p>
          </table:table-cell>
          <table:table-cell table:style-name="ce3" table:formula="of:=HYPERLINK(&quot;https://docs.google.com/document/d/18X_aBHdfg2-imz0uQvFOq561Fxx4n-5xp3gdHQvL8jk/pub&quot;; image(&quot;https://api.qrserver.com/v1/create-qr-code/?size=150x150&amp;data=https://docs.google.com/document/d/18X_aBHdfg2-imz0uQvFOq561Fxx4n-5xp3gdHQvL8jk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8X_aBHdfg2-imz0uQvFOq561Fxx4n-5xp3gdHQvL8jk/pub" xlink:type="simple">https://docs.google.com/document/d/18X_aBHdfg2-imz0uQvFOq561Fxx4n-5xp3gdHQvL8jk/pub</text:a></text:p>
          </table:table-cell>
          <table:table-cell table:style-name="ce3" table:formula="of:=HYPERLINK(&quot;https://docs.google.com/document/d/18X_aBHdfg2-imz0uQvFOq561Fxx4n-5xp3gdHQvL8jk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for rental in Culver City view</text:p>
          </table:table-cell>
          <table:table-cell table:style-name="ce3" table:formula="of:=HYPERLINK(&quot;https://docs.google.com/document/d/18X_aBHdfg2-imz0uQvFOq561Fxx4n-5xp3gdHQvL8jk/view&quot;; image(&quot;https://api.qrserver.com/v1/create-qr-code/?size=150x150&amp;data=https://docs.google.com/document/d/18X_aBHdfg2-imz0uQvFOq561Fxx4n-5xp3gdHQvL8jk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8X_aBHdfg2-imz0uQvFOq561Fxx4n-5xp3gdHQvL8jk/view" xlink:type="simple">https://docs.google.com/document/d/18X_aBHdfg2-imz0uQvFOq561Fxx4n-5xp3gdHQvL8jk/view</text:a></text:p>
          </table:table-cell>
          <table:table-cell table:style-name="ce3" table:formula="of:=HYPERLINK(&quot;https://docs.google.com/document/d/18X_aBHdfg2-imz0uQvFOq561Fxx4n-5xp3gdHQvL8jk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docs.google.com/presentation/d/1LiVt-tNBBXK3MB-3PqrwcpCeSmNgf0CX87PcPtYBx6I/edit?usp=sharing&quot;; image(&quot;https://api.qrserver.com/v1/create-qr-code/?size=150x150&amp;data=https://docs.google.com/presentation/d/1LiVt-tNBBXK3MB-3PqrwcpCeSmNgf0CX87PcPtYBx6I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LiVt-tNBBXK3MB-3PqrwcpCeSmNgf0CX87PcPtYBx6I/edit?usp=sharing" xlink:type="simple">https://docs.google.com/presentation/d/1LiVt-tNBBXK3MB-3PqrwcpCeSmNgf0CX87PcPtYBx6I/edit?usp=sharing</text:a></text:p>
          </table:table-cell>
          <table:table-cell table:style-name="ce3" table:formula="of:=HYPERLINK(&quot;https://docs.google.com/presentation/d/1LiVt-tNBBXK3MB-3PqrwcpCeSmNgf0CX87PcPtYBx6I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photo booth for rental in Culver City pub</text:p>
          </table:table-cell>
          <table:table-cell table:style-name="ce3" table:formula="of:=HYPERLINK(&quot;https://docs.google.com/presentation/d/1LiVt-tNBBXK3MB-3PqrwcpCeSmNgf0CX87PcPtYBx6I/pub?start=true&amp;loop=true&amp;delayms=3000&quot;; image(&quot;https://api.qrserver.com/v1/create-qr-code/?size=150x150&amp;data=https://docs.google.com/presentation/d/1LiVt-tNBBXK3MB-3PqrwcpCeSmNgf0CX87PcPtYBx6I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LiVt-tNBBXK3MB-3PqrwcpCeSmNgf0CX87PcPtYBx6I/pub?start=true&amp;loop=true&amp;delayms=3000" xlink:type="simple">https://docs.google.com/presentation/d/1LiVt-tNBBXK3MB-3PqrwcpCeSmNgf0CX87PcPtYBx6I/pub?start=true&amp;loop=true&amp;delayms=3000</text:a></text:p>
          </table:table-cell>
          <table:table-cell table:style-name="ce3" table:formula="of:=HYPERLINK(&quot;https://docs.google.com/presentation/d/1LiVt-tNBBXK3MB-3PqrwcpCeSmNgf0CX87PcPtYBx6I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photo booth for rental in Culver City view</text:p>
          </table:table-cell>
          <table:table-cell table:style-name="ce3" table:formula="of:=HYPERLINK(&quot;https://docs.google.com/presentation/d/1LiVt-tNBBXK3MB-3PqrwcpCeSmNgf0CX87PcPtYBx6I/view&quot;; image(&quot;https://api.qrserver.com/v1/create-qr-code/?size=150x150&amp;data=https://docs.google.com/presentation/d/1LiVt-tNBBXK3MB-3PqrwcpCeSmNgf0CX87PcPtYBx6I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LiVt-tNBBXK3MB-3PqrwcpCeSmNgf0CX87PcPtYBx6I/view" xlink:type="simple">https://docs.google.com/presentation/d/1LiVt-tNBBXK3MB-3PqrwcpCeSmNgf0CX87PcPtYBx6I/view</text:a></text:p>
          </table:table-cell>
          <table:table-cell table:style-name="ce3" table:formula="of:=HYPERLINK(&quot;https://docs.google.com/presentation/d/1LiVt-tNBBXK3MB-3PqrwcpCeSmNgf0CX87PcPtYBx6I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photo booth for rental in Culver City html</text:p>
          </table:table-cell>
          <table:table-cell table:style-name="ce3" table:formula="of:=HYPERLINK(&quot;https://docs.google.com/presentation/d/1LiVt-tNBBXK3MB-3PqrwcpCeSmNgf0CX87PcPtYBx6I/htmlpresent&quot;; image(&quot;https://api.qrserver.com/v1/create-qr-code/?size=150x150&amp;data=https://docs.google.com/presentation/d/1LiVt-tNBBXK3MB-3PqrwcpCeSmNgf0CX87PcPtYBx6I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LiVt-tNBBXK3MB-3PqrwcpCeSmNgf0CX87PcPtYBx6I/htmlpresent" xlink:type="simple">https://docs.google.com/presentation/d/1LiVt-tNBBXK3MB-3PqrwcpCeSmNgf0CX87PcPtYBx6I/htmlpresent</text:a></text:p>
          </table:table-cell>
          <table:table-cell table:style-name="ce3" table:formula="of:=HYPERLINK(&quot;https://docs.google.com/presentation/d/1LiVt-tNBBXK3MB-3PqrwcpCeSmNgf0CX87PcPtYBx6I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photo booth for rental in Culver City</text:p>
          </table:table-cell>
          <table:table-cell table:style-name="ce3" table:formula="of:=HYPERLINK(&quot;https://calendar.google.com?cid=1f5aed3549698489462198778361470032cc2354242fc58fefaa2ca1d15a1e74@group.calendar.google.com&quot;; image(&quot;https://api.qrserver.com/v1/create-qr-code/?size=150x150&amp;data=https://calendar.google.com?cid=1f5aed3549698489462198778361470032cc2354242fc58fefaa2ca1d15a1e74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?cid=1f5aed3549698489462198778361470032cc2354242fc58fefaa2ca1d15a1e74@group.calendar.google.com" xlink:type="simple">https://calendar.google.com?cid=1f5aed3549698489462198778361470032cc2354242fc58fefaa2ca1d15a1e74@group.calendar.google.com</text:a></text:p>
          </table:table-cell>
          <table:table-cell table:style-name="ce3" table:formula="of:=HYPERLINK(&quot;https://calendar.google.com?cid=1f5aed3549698489462198778361470032cc2354242fc58fefaa2ca1d15a1e74@group.calendar.google.com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ZWR2azh1MGs4M2Nvb29xdTUwb2Fxc3BtNXMgMWY1YWVkMzU0OTY5ODQ4OTQ2MjE5ODc3ODM2MTQ3MDAzMmNjMjM1NDI0MmZjNThmZWZhYTJjYTFkMTVhMWU3NEBncm91cC5jYWxlbmRhci5nb29nbGUuY29t&quot;; image(&quot;https://api.qrserver.com/v1/create-qr-code/?size=150x150&amp;data=https://www.google.com/calendar/event?eid=ZWR2azh1MGs4M2Nvb29xdTUwb2Fxc3BtNXM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WR2azh1MGs4M2Nvb29xdTUwb2Fxc3BtNXMgMWY1YWVkMzU0OTY5ODQ4OTQ2MjE5ODc3ODM2MTQ3MDAzMmNjMjM1NDI0MmZjNThmZWZhYTJjYTFkMTVhMWU3NEBncm91cC5jYWxlbmRhci5nb29nbGUuY29t" xlink:type="simple">https://www.google.com/calendar/event?eid=ZWR2azh1MGs4M2Nvb29xdTUwb2Fxc3BtNXM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ZWR2azh1MGs4M2Nvb29xdTUwb2Fxc3BtNXM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MDNlNXEyaXNlMnBicHM5MXVnbDdxNnFlOGcgMWY1YWVkMzU0OTY5ODQ4OTQ2MjE5ODc3ODM2MTQ3MDAzMmNjMjM1NDI0MmZjNThmZWZhYTJjYTFkMTVhMWU3NEBncm91cC5jYWxlbmRhci5nb29nbGUuY29t&quot;; image(&quot;https://api.qrserver.com/v1/create-qr-code/?size=150x150&amp;data=https://www.google.com/calendar/event?eid=MDNlNXEyaXNlMnBicHM5MXVnbDdxNnFlOGc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DNlNXEyaXNlMnBicHM5MXVnbDdxNnFlOGcgMWY1YWVkMzU0OTY5ODQ4OTQ2MjE5ODc3ODM2MTQ3MDAzMmNjMjM1NDI0MmZjNThmZWZhYTJjYTFkMTVhMWU3NEBncm91cC5jYWxlbmRhci5nb29nbGUuY29t" xlink:type="simple">https://www.google.com/calendar/event?eid=MDNlNXEyaXNlMnBicHM5MXVnbDdxNnFlOGc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MDNlNXEyaXNlMnBicHM5MXVnbDdxNnFlOGc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OGNxdGZrOXZ0Z2duMzYyOXRhamg4bnF2Ym8gMWY1YWVkMzU0OTY5ODQ4OTQ2MjE5ODc3ODM2MTQ3MDAzMmNjMjM1NDI0MmZjNThmZWZhYTJjYTFkMTVhMWU3NEBncm91cC5jYWxlbmRhci5nb29nbGUuY29t&quot;; image(&quot;https://api.qrserver.com/v1/create-qr-code/?size=150x150&amp;data=https://www.google.com/calendar/event?eid=OGNxdGZrOXZ0Z2duMzYyOXRhamg4bnF2Ym8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OGNxdGZrOXZ0Z2duMzYyOXRhamg4bnF2Ym8gMWY1YWVkMzU0OTY5ODQ4OTQ2MjE5ODc3ODM2MTQ3MDAzMmNjMjM1NDI0MmZjNThmZWZhYTJjYTFkMTVhMWU3NEBncm91cC5jYWxlbmRhci5nb29nbGUuY29t" xlink:type="simple">https://www.google.com/calendar/event?eid=OGNxdGZrOXZ0Z2duMzYyOXRhamg4bnF2Ym8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OGNxdGZrOXZ0Z2duMzYyOXRhamg4bnF2Ym8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ajE5cTJnYTQ3OW44c2tzajBxcDY4OXU2Y3MgMWY1YWVkMzU0OTY5ODQ4OTQ2MjE5ODc3ODM2MTQ3MDAzMmNjMjM1NDI0MmZjNThmZWZhYTJjYTFkMTVhMWU3NEBncm91cC5jYWxlbmRhci5nb29nbGUuY29t&quot;; image(&quot;https://api.qrserver.com/v1/create-qr-code/?size=150x150&amp;data=https://www.google.com/calendar/event?eid=ajE5cTJnYTQ3OW44c2tzajBxcDY4OXU2Y3M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jE5cTJnYTQ3OW44c2tzajBxcDY4OXU2Y3MgMWY1YWVkMzU0OTY5ODQ4OTQ2MjE5ODc3ODM2MTQ3MDAzMmNjMjM1NDI0MmZjNThmZWZhYTJjYTFkMTVhMWU3NEBncm91cC5jYWxlbmRhci5nb29nbGUuY29t" xlink:type="simple">https://www.google.com/calendar/event?eid=ajE5cTJnYTQ3OW44c2tzajBxcDY4OXU2Y3M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ajE5cTJnYTQ3OW44c2tzajBxcDY4OXU2Y3M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NnMyaDV1MWtzYWtidnVwYnJrZ2tndTE1cDAgMWY1YWVkMzU0OTY5ODQ4OTQ2MjE5ODc3ODM2MTQ3MDAzMmNjMjM1NDI0MmZjNThmZWZhYTJjYTFkMTVhMWU3NEBncm91cC5jYWxlbmRhci5nb29nbGUuY29t&quot;; image(&quot;https://api.qrserver.com/v1/create-qr-code/?size=150x150&amp;data=https://www.google.com/calendar/event?eid=NnMyaDV1MWtzYWtidnVwYnJrZ2tndTE1cDA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nMyaDV1MWtzYWtidnVwYnJrZ2tndTE1cDAgMWY1YWVkMzU0OTY5ODQ4OTQ2MjE5ODc3ODM2MTQ3MDAzMmNjMjM1NDI0MmZjNThmZWZhYTJjYTFkMTVhMWU3NEBncm91cC5jYWxlbmRhci5nb29nbGUuY29t" xlink:type="simple">https://www.google.com/calendar/event?eid=NnMyaDV1MWtzYWtidnVwYnJrZ2tndTE1cDA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NnMyaDV1MWtzYWtidnVwYnJrZ2tndTE1cDA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djA3OTVkNDlvaWs2OGY0dDYwcXN1Ym5zcTggMWY1YWVkMzU0OTY5ODQ4OTQ2MjE5ODc3ODM2MTQ3MDAzMmNjMjM1NDI0MmZjNThmZWZhYTJjYTFkMTVhMWU3NEBncm91cC5jYWxlbmRhci5nb29nbGUuY29t&quot;; image(&quot;https://api.qrserver.com/v1/create-qr-code/?size=150x150&amp;data=https://www.google.com/calendar/event?eid=djA3OTVkNDlvaWs2OGY0dDYwcXN1Ym5zcTg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jA3OTVkNDlvaWs2OGY0dDYwcXN1Ym5zcTggMWY1YWVkMzU0OTY5ODQ4OTQ2MjE5ODc3ODM2MTQ3MDAzMmNjMjM1NDI0MmZjNThmZWZhYTJjYTFkMTVhMWU3NEBncm91cC5jYWxlbmRhci5nb29nbGUuY29t" xlink:type="simple">https://www.google.com/calendar/event?eid=djA3OTVkNDlvaWs2OGY0dDYwcXN1Ym5zcTg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djA3OTVkNDlvaWs2OGY0dDYwcXN1Ym5zcTg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anE1a2JidmhkOWFnazFoaTkxcnJ1MDhjZzAgMWY1YWVkMzU0OTY5ODQ4OTQ2MjE5ODc3ODM2MTQ3MDAzMmNjMjM1NDI0MmZjNThmZWZhYTJjYTFkMTVhMWU3NEBncm91cC5jYWxlbmRhci5nb29nbGUuY29t&quot;; image(&quot;https://api.qrserver.com/v1/create-qr-code/?size=150x150&amp;data=https://www.google.com/calendar/event?eid=anE1a2JidmhkOWFnazFoaTkxcnJ1MDhjZzA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nE1a2JidmhkOWFnazFoaTkxcnJ1MDhjZzAgMWY1YWVkMzU0OTY5ODQ4OTQ2MjE5ODc3ODM2MTQ3MDAzMmNjMjM1NDI0MmZjNThmZWZhYTJjYTFkMTVhMWU3NEBncm91cC5jYWxlbmRhci5nb29nbGUuY29t" xlink:type="simple">https://www.google.com/calendar/event?eid=anE1a2JidmhkOWFnazFoaTkxcnJ1MDhjZzA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anE1a2JidmhkOWFnazFoaTkxcnJ1MDhjZzA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NHVsbmlhY2kxNGoyaHNpMXQ4YjU3OXRqOW8gMWY1YWVkMzU0OTY5ODQ4OTQ2MjE5ODc3ODM2MTQ3MDAzMmNjMjM1NDI0MmZjNThmZWZhYTJjYTFkMTVhMWU3NEBncm91cC5jYWxlbmRhci5nb29nbGUuY29t&quot;; image(&quot;https://api.qrserver.com/v1/create-qr-code/?size=150x150&amp;data=https://www.google.com/calendar/event?eid=NHVsbmlhY2kxNGoyaHNpMXQ4YjU3OXRqOW8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HVsbmlhY2kxNGoyaHNpMXQ4YjU3OXRqOW8gMWY1YWVkMzU0OTY5ODQ4OTQ2MjE5ODc3ODM2MTQ3MDAzMmNjMjM1NDI0MmZjNThmZWZhYTJjYTFkMTVhMWU3NEBncm91cC5jYWxlbmRhci5nb29nbGUuY29t" xlink:type="simple">https://www.google.com/calendar/event?eid=NHVsbmlhY2kxNGoyaHNpMXQ4YjU3OXRqOW8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NHVsbmlhY2kxNGoyaHNpMXQ4YjU3OXRqOW8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Z2I0YnRrM3JsNXN0NjB2OXY5YTRzdDgwYzQgMWY1YWVkMzU0OTY5ODQ4OTQ2MjE5ODc3ODM2MTQ3MDAzMmNjMjM1NDI0MmZjNThmZWZhYTJjYTFkMTVhMWU3NEBncm91cC5jYWxlbmRhci5nb29nbGUuY29t&quot;; image(&quot;https://api.qrserver.com/v1/create-qr-code/?size=150x150&amp;data=https://www.google.com/calendar/event?eid=Z2I0YnRrM3JsNXN0NjB2OXY5YTRzdDgwYzQ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2I0YnRrM3JsNXN0NjB2OXY5YTRzdDgwYzQgMWY1YWVkMzU0OTY5ODQ4OTQ2MjE5ODc3ODM2MTQ3MDAzMmNjMjM1NDI0MmZjNThmZWZhYTJjYTFkMTVhMWU3NEBncm91cC5jYWxlbmRhci5nb29nbGUuY29t" xlink:type="simple">https://www.google.com/calendar/event?eid=Z2I0YnRrM3JsNXN0NjB2OXY5YTRzdDgwYzQ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Z2I0YnRrM3JsNXN0NjB2OXY5YTRzdDgwYzQ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b2dxY3IwZHBubmpvOXVzcTh0cWx0YnI0aDggMWY1YWVkMzU0OTY5ODQ4OTQ2MjE5ODc3ODM2MTQ3MDAzMmNjMjM1NDI0MmZjNThmZWZhYTJjYTFkMTVhMWU3NEBncm91cC5jYWxlbmRhci5nb29nbGUuY29t&quot;; image(&quot;https://api.qrserver.com/v1/create-qr-code/?size=150x150&amp;data=https://www.google.com/calendar/event?eid=b2dxY3IwZHBubmpvOXVzcTh0cWx0YnI0aDg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2dxY3IwZHBubmpvOXVzcTh0cWx0YnI0aDggMWY1YWVkMzU0OTY5ODQ4OTQ2MjE5ODc3ODM2MTQ3MDAzMmNjMjM1NDI0MmZjNThmZWZhYTJjYTFkMTVhMWU3NEBncm91cC5jYWxlbmRhci5nb29nbGUuY29t" xlink:type="simple">https://www.google.com/calendar/event?eid=b2dxY3IwZHBubmpvOXVzcTh0cWx0YnI0aDg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b2dxY3IwZHBubmpvOXVzcTh0cWx0YnI0aDg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OXVxbjJuMGZnMWdhN3RiZHFpZ3FrdTZwOTggMWY1YWVkMzU0OTY5ODQ4OTQ2MjE5ODc3ODM2MTQ3MDAzMmNjMjM1NDI0MmZjNThmZWZhYTJjYTFkMTVhMWU3NEBncm91cC5jYWxlbmRhci5nb29nbGUuY29t&quot;; image(&quot;https://api.qrserver.com/v1/create-qr-code/?size=150x150&amp;data=https://www.google.com/calendar/event?eid=OXVxbjJuMGZnMWdhN3RiZHFpZ3FrdTZwOTg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OXVxbjJuMGZnMWdhN3RiZHFpZ3FrdTZwOTggMWY1YWVkMzU0OTY5ODQ4OTQ2MjE5ODc3ODM2MTQ3MDAzMmNjMjM1NDI0MmZjNThmZWZhYTJjYTFkMTVhMWU3NEBncm91cC5jYWxlbmRhci5nb29nbGUuY29t" xlink:type="simple">https://www.google.com/calendar/event?eid=OXVxbjJuMGZnMWdhN3RiZHFpZ3FrdTZwOTg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OXVxbjJuMGZnMWdhN3RiZHFpZ3FrdTZwOTg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M3EycWNnZmVhMzFmc2JmN3M2dms3ZjJmNjggMWY1YWVkMzU0OTY5ODQ4OTQ2MjE5ODc3ODM2MTQ3MDAzMmNjMjM1NDI0MmZjNThmZWZhYTJjYTFkMTVhMWU3NEBncm91cC5jYWxlbmRhci5nb29nbGUuY29t&quot;; image(&quot;https://api.qrserver.com/v1/create-qr-code/?size=150x150&amp;data=https://www.google.com/calendar/event?eid=M3EycWNnZmVhMzFmc2JmN3M2dms3ZjJmNjg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3EycWNnZmVhMzFmc2JmN3M2dms3ZjJmNjggMWY1YWVkMzU0OTY5ODQ4OTQ2MjE5ODc3ODM2MTQ3MDAzMmNjMjM1NDI0MmZjNThmZWZhYTJjYTFkMTVhMWU3NEBncm91cC5jYWxlbmRhci5nb29nbGUuY29t" xlink:type="simple">https://www.google.com/calendar/event?eid=M3EycWNnZmVhMzFmc2JmN3M2dms3ZjJmNjg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M3EycWNnZmVhMzFmc2JmN3M2dms3ZjJmNjg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photo booth for rental in Culver City - Event</text:p>
          </table:table-cell>
          <table:table-cell table:style-name="ce3" table:formula="of:=HYPERLINK(&quot;https://www.google.com/calendar/event?eid=aW05ZW1tcnM5MnEwaWZidHBkc2owaXQ5dmcgMWY1YWVkMzU0OTY5ODQ4OTQ2MjE5ODc3ODM2MTQ3MDAzMmNjMjM1NDI0MmZjNThmZWZhYTJjYTFkMTVhMWU3NEBncm91cC5jYWxlbmRhci5nb29nbGUuY29t&quot;; image(&quot;https://api.qrserver.com/v1/create-qr-code/?size=150x150&amp;data=https://www.google.com/calendar/event?eid=aW05ZW1tcnM5MnEwaWZidHBkc2owaXQ5dmcgMWY1YWVkMzU0OTY5ODQ4OTQ2MjE5ODc3ODM2MTQ3MDAzMmNjMjM1NDI0MmZjNThmZWZhYTJjYTFkMTVhMWU3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W05ZW1tcnM5MnEwaWZidHBkc2owaXQ5dmcgMWY1YWVkMzU0OTY5ODQ4OTQ2MjE5ODc3ODM2MTQ3MDAzMmNjMjM1NDI0MmZjNThmZWZhYTJjYTFkMTVhMWU3NEBncm91cC5jYWxlbmRhci5nb29nbGUuY29t" xlink:type="simple">https://www.google.com/calendar/event?eid=aW05ZW1tcnM5MnEwaWZidHBkc2owaXQ5dmcgMWY1YWVkMzU0OTY5ODQ4OTQ2MjE5ODc3ODM2MTQ3MDAzMmNjMjM1NDI0MmZjNThmZWZhYTJjYTFkMTVhMWU3NEBncm91cC5jYWxlbmRhci5nb29nbGUuY29t</text:a></text:p>
          </table:table-cell>
          <table:table-cell table:style-name="ce3" table:formula="of:=HYPERLINK(&quot;https://www.google.com/calendar/event?eid=aW05ZW1tcnM5MnEwaWZidHBkc2owaXQ5dmcgMWY1YWVkMzU0OTY5ODQ4OTQ2MjE5ODc3ODM2MTQ3MDAzMmNjMjM1NDI0MmZjNThmZWZhYTJjYTFkMTVhMWU3NEBncm91cC5jYWxlbmRhci5nb29nbGUuY29t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youtu.be/7LllWbcsav0&quot;; image(&quot;https://api.qrserver.com/v1/create-qr-code/?size=150x150&amp;data=https://youtu.be/7LllWbcsav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7LllWbcsav0" xlink:type="simple">https://youtu.be/7LllWbcsav0</text:a></text:p>
          </table:table-cell>
          <table:table-cell table:style-name="ce3" table:formula="of:=HYPERLINK(&quot;https://youtu.be/7LllWbcsav0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youtu.be/gg9HqdfCNPU&quot;; image(&quot;https://api.qrserver.com/v1/create-qr-code/?size=150x150&amp;data=https://youtu.be/gg9HqdfCNP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gg9HqdfCNPU" xlink:type="simple">https://youtu.be/gg9HqdfCNPU</text:a></text:p>
          </table:table-cell>
          <table:table-cell table:style-name="ce3" table:formula="of:=HYPERLINK(&quot;https://youtu.be/gg9HqdfCNPU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youtu.be/oqjwKz3NvlY&quot;; image(&quot;https://api.qrserver.com/v1/create-qr-code/?size=150x150&amp;data=https://youtu.be/oqjwKz3Nvl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oqjwKz3NvlY" xlink:type="simple">https://youtu.be/oqjwKz3NvlY</text:a></text:p>
          </table:table-cell>
          <table:table-cell table:style-name="ce3" table:formula="of:=HYPERLINK(&quot;https://youtu.be/oqjwKz3NvlY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youtu.be/sRroGoy86Gs&quot;; image(&quot;https://api.qrserver.com/v1/create-qr-code/?size=150x150&amp;data=https://youtu.be/sRroGoy86G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sRroGoy86Gs" xlink:type="simple">https://youtu.be/sRroGoy86Gs</text:a></text:p>
          </table:table-cell>
          <table:table-cell table:style-name="ce3" table:formula="of:=HYPERLINK(&quot;https://youtu.be/sRroGoy86Gs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photo booth for rental in Culver City</text:p>
          </table:table-cell>
          <table:table-cell table:style-name="ce3" table:formula="of:=HYPERLINK(&quot;https://youtu.be/qlzCxiTrIDk&quot;; image(&quot;https://api.qrserver.com/v1/create-qr-code/?size=150x150&amp;data=https://youtu.be/qlzCxiTrI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qlzCxiTrIDk" xlink:type="simple">https://youtu.be/qlzCxiTrIDk</text:a></text:p>
          </table:table-cell>
          <table:table-cell table:style-name="ce3" table:formula="of:=HYPERLINK(&quot;https://youtu.be/qlzCxiTrIDk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uZEdB9UO2JI9fENQx4bHuXWK4ZCd0N8pURqpCYZEF94/edit#gid=0&quot;; image(&quot;https://api.qrserver.com/v1/create-qr-code/?size=150x150&amp;data=https://docs.google.com/spreadsheets/d/1uZEdB9UO2JI9fENQx4bHuXWK4ZCd0N8pURqpCYZEF94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edit#gid=0" xlink:type="simple">https://docs.google.com/spreadsheets/d/1uZEdB9UO2JI9fENQx4bHuXWK4ZCd0N8pURqpCYZEF94/edit#gid=0</text:a></text:p>
          </table:table-cell>
          <table:table-cell table:style-name="ce3" table:formula="of:=HYPERLINK(&quot;https://docs.google.com/spreadsheets/d/1uZEdB9UO2JI9fENQx4bHuXWK4ZCd0N8pURqpCYZEF94/edit#gid=0&quot;;&quot;photo booth for rental in Culver City Sheet1&quot;)" office:value-type="string" office:string-value="photo booth for rental in Culver City Sheet1" calcext:value-type="string">
            <text:p>photo booth for rental in Culver City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uZEdB9UO2JI9fENQx4bHuXWK4ZCd0N8pURqpCYZEF94/edit#gid=1422964642&quot;; image(&quot;https://api.qrserver.com/v1/create-qr-code/?size=150x150&amp;data=https://docs.google.com/spreadsheets/d/1uZEdB9UO2JI9fENQx4bHuXWK4ZCd0N8pURqpCYZEF94/edit#gid=1422964642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edit#gid=1422964642" xlink:type="simple">https://docs.google.com/spreadsheets/d/1uZEdB9UO2JI9fENQx4bHuXWK4ZCd0N8pURqpCYZEF94/edit#gid=1422964642</text:a></text:p>
          </table:table-cell>
          <table:table-cell table:style-name="ce3" table:formula="of:=HYPERLINK(&quot;https://docs.google.com/spreadsheets/d/1uZEdB9UO2JI9fENQx4bHuXWK4ZCd0N8pURqpCYZEF94/edit#gid=1422964642&quot;;&quot;photo booth for rental in Culver City Keywords&quot;)" office:value-type="string" office:string-value="photo booth for rental in Culver City Keywords" calcext:value-type="string">
            <text:p>photo booth for rental in Culver City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uZEdB9UO2JI9fENQx4bHuXWK4ZCd0N8pURqpCYZEF94/edit#gid=1086330931&quot;; image(&quot;https://api.qrserver.com/v1/create-qr-code/?size=150x150&amp;data=https://docs.google.com/spreadsheets/d/1uZEdB9UO2JI9fENQx4bHuXWK4ZCd0N8pURqpCYZEF94/edit#gid=108633093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edit#gid=1086330931" xlink:type="simple">https://docs.google.com/spreadsheets/d/1uZEdB9UO2JI9fENQx4bHuXWK4ZCd0N8pURqpCYZEF94/edit#gid=1086330931</text:a></text:p>
          </table:table-cell>
          <table:table-cell table:style-name="ce3" table:formula="of:=HYPERLINK(&quot;https://docs.google.com/spreadsheets/d/1uZEdB9UO2JI9fENQx4bHuXWK4ZCd0N8pURqpCYZEF94/edit#gid=1086330931&quot;;&quot;photo booth for rental in Culver City Content&quot;)" office:value-type="string" office:string-value="photo booth for rental in Culver City Content" calcext:value-type="string">
            <text:p>photo booth for rental in Culver City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uZEdB9UO2JI9fENQx4bHuXWK4ZCd0N8pURqpCYZEF94/edit#gid=1045645983&quot;; image(&quot;https://api.qrserver.com/v1/create-qr-code/?size=150x150&amp;data=https://docs.google.com/spreadsheets/d/1uZEdB9UO2JI9fENQx4bHuXWK4ZCd0N8pURqpCYZEF94/edit#gid=1045645983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edit#gid=1045645983" xlink:type="simple">https://docs.google.com/spreadsheets/d/1uZEdB9UO2JI9fENQx4bHuXWK4ZCd0N8pURqpCYZEF94/edit#gid=1045645983</text:a></text:p>
          </table:table-cell>
          <table:table-cell table:style-name="ce3" table:formula="of:=HYPERLINK(&quot;https://docs.google.com/spreadsheets/d/1uZEdB9UO2JI9fENQx4bHuXWK4ZCd0N8pURqpCYZEF94/edit#gid=1045645983&quot;;&quot;photo booth for rental in Culver City Calendar Events&quot;)" office:value-type="string" office:string-value="photo booth for rental in Culver City Calendar Events" calcext:value-type="string">
            <text:p>photo booth for rental in Culver City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uZEdB9UO2JI9fENQx4bHuXWK4ZCd0N8pURqpCYZEF94/edit#gid=1287307841&quot;; image(&quot;https://api.qrserver.com/v1/create-qr-code/?size=150x150&amp;data=https://docs.google.com/spreadsheets/d/1uZEdB9UO2JI9fENQx4bHuXWK4ZCd0N8pURqpCYZEF94/edit#gid=128730784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edit#gid=1287307841" xlink:type="simple">https://docs.google.com/spreadsheets/d/1uZEdB9UO2JI9fENQx4bHuXWK4ZCd0N8pURqpCYZEF94/edit#gid=1287307841</text:a></text:p>
          </table:table-cell>
          <table:table-cell table:style-name="ce3" table:formula="of:=HYPERLINK(&quot;https://docs.google.com/spreadsheets/d/1uZEdB9UO2JI9fENQx4bHuXWK4ZCd0N8pURqpCYZEF94/edit#gid=1287307841&quot;;&quot;photo booth for rental in Culver City RSS Feeds&quot;)" office:value-type="string" office:string-value="photo booth for rental in Culver City RSS Feeds" calcext:value-type="string">
            <text:p>photo booth for rental in Culver City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photo booth for rental in Culver City HTML</text:p>
          </table:table-cell>
          <table:table-cell/>
          <table:table-cell table:style-name="ce4" office:value-type="string" calcext:value-type="string">
            <text:p><text:a xlink:href="https://drive.google.com/drive/folders/1j4MG0A3CnGkf5pGvA7IQExBPcYEpedPZ?usp=sharing" xlink:type="simple">https://drive.google.com/drive/folders/1j4MG0A3CnGkf5pGvA7IQExBPcYEpedPZ?usp=sharing</text:a></text:p>
          </table:table-cell>
          <table:table-cell table:style-name="ce3" table:formula="of:=HYPERLINK(&quot;https://drive.google.com/drive/folders/1j4MG0A3CnGkf5pGvA7IQExBPcYEpedPZ?usp=sharing&quot;;&quot;photo booth for rental in Culver City HTML&quot;)" office:value-type="string" office:string-value="photo booth for rental in Culver City HTML" calcext:value-type="string">
            <text:p>photo booth for rental in Culver City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photo booth for rental in Culver City.html</text:p>
          </table:table-cell>
          <table:table-cell/>
          <table:table-cell table:style-name="ce4" office:value-type="string" calcext:value-type="string">
            <text:p><text:a xlink:href="https://drive.google.com/file/d/1ZNd_w-YarEi55aX87EdzKvIuvZ0bu6Eb/view?usp=sharing" xlink:type="simple">https://drive.google.com/file/d/1ZNd_w-YarEi55aX87EdzKvIuvZ0bu6Eb/view?usp=sharing</text:a></text:p>
          </table:table-cell>
          <table:table-cell table:style-name="ce3" table:formula="of:=HYPERLINK(&quot;https://drive.google.com/file/d/1ZNd_w-YarEi55aX87EdzKvIuvZ0bu6Eb/view?usp=sharing&quot;;&quot;photo booth for rental in Culver City.html&quot;)" office:value-type="string" office:string-value="photo booth for rental in Culver City.html" calcext:value-type="string">
            <text:p>photo booth for rental in Culver City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photo booth for rental in Culver City MSFT</text:p>
          </table:table-cell>
          <table:table-cell/>
          <table:table-cell table:style-name="ce4" office:value-type="string" calcext:value-type="string">
            <text:p><text:a xlink:href="https://drive.google.com/drive/folders/1Ih_ZJ3oBy7pzS4QXP7YNkcjYAUCjJkz6?usp=sharing" xlink:type="simple">https://drive.google.com/drive/folders/1Ih_ZJ3oBy7pzS4QXP7YNkcjYAUCjJkz6?usp=sharing</text:a></text:p>
          </table:table-cell>
          <table:table-cell table:style-name="ce3" table:formula="of:=HYPERLINK(&quot;https://drive.google.com/drive/folders/1Ih_ZJ3oBy7pzS4QXP7YNkcjYAUCjJkz6?usp=sharing&quot;;&quot;photo booth for rental in Culver City MSFT&quot;)" office:value-type="string" office:string-value="photo booth for rental in Culver City MSFT" calcext:value-type="string">
            <text:p>photo booth for rental in Culver City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photo booth Culver City</text:p>
          </table:table-cell>
          <table:table-cell/>
          <table:table-cell table:style-name="ce4" office:value-type="string" calcext:value-type="string">
            <text:p><text:a xlink:href="https://docs.google.com/document/d/13oANLKxsnKf-P_UJz1Ti1btRDMbiZycfdl955jXXBCA/edit?usp=sharing" xlink:type="simple">https://docs.google.com/document/d/13oANLKxsnKf-P_UJz1Ti1btRDMbiZycfdl955jXXBCA/edit?usp=sharing</text:a></text:p>
          </table:table-cell>
          <table:table-cell table:style-name="ce3" table:formula="of:=HYPERLINK(&quot;https://docs.google.com/document/d/13oANLKxsnKf-P_UJz1Ti1btRDMbiZycfdl955jXXBCA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3oANLKxsnKf-P_UJz1Ti1btRDMbiZycfdl955jXXBCA/pub" xlink:type="simple">https://docs.google.com/document/d/13oANLKxsnKf-P_UJz1Ti1btRDMbiZycfdl955jXXBCA/pub</text:a></text:p>
          </table:table-cell>
          <table:table-cell table:style-name="ce3" table:formula="of:=HYPERLINK(&quot;https://docs.google.com/document/d/13oANLKxsnKf-P_UJz1Ti1btRDMbiZycfdl955jXXBCA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3oANLKxsnKf-P_UJz1Ti1btRDMbiZycfdl955jXXBCA/view" xlink:type="simple">https://docs.google.com/document/d/13oANLKxsnKf-P_UJz1Ti1btRDMbiZycfdl955jXXBCA/view</text:a></text:p>
          </table:table-cell>
          <table:table-cell table:style-name="ce3" table:formula="of:=HYPERLINK(&quot;https://docs.google.com/document/d/13oANLKxsnKf-P_UJz1Ti1btRDMbiZycfdl955jXXBCA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Culver City photo booth</text:p>
          </table:table-cell>
          <table:table-cell/>
          <table:table-cell table:style-name="ce4" office:value-type="string" calcext:value-type="string">
            <text:p><text:a xlink:href="https://docs.google.com/document/d/1Fn5zadYY9szYZPH0u6F3kusP0bs5hUQE4XlafIgV9Qw/edit?usp=sharing" xlink:type="simple">https://docs.google.com/document/d/1Fn5zadYY9szYZPH0u6F3kusP0bs5hUQE4XlafIgV9Qw/edit?usp=sharing</text:a></text:p>
          </table:table-cell>
          <table:table-cell table:style-name="ce3" table:formula="of:=HYPERLINK(&quot;https://docs.google.com/document/d/1Fn5zadYY9szYZPH0u6F3kusP0bs5hUQE4XlafIgV9Qw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Culver City photo booth pub</text:p>
          </table:table-cell>
          <table:table-cell/>
          <table:table-cell table:style-name="ce4" office:value-type="string" calcext:value-type="string">
            <text:p><text:a xlink:href="https://docs.google.com/document/d/1Fn5zadYY9szYZPH0u6F3kusP0bs5hUQE4XlafIgV9Qw/pub" xlink:type="simple">https://docs.google.com/document/d/1Fn5zadYY9szYZPH0u6F3kusP0bs5hUQE4XlafIgV9Qw/pub</text:a></text:p>
          </table:table-cell>
          <table:table-cell table:style-name="ce3" table:formula="of:=HYPERLINK(&quot;https://docs.google.com/document/d/1Fn5zadYY9szYZPH0u6F3kusP0bs5hUQE4XlafIgV9Qw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Culver City photo booth view</text:p>
          </table:table-cell>
          <table:table-cell/>
          <table:table-cell table:style-name="ce4" office:value-type="string" calcext:value-type="string">
            <text:p><text:a xlink:href="https://docs.google.com/document/d/1Fn5zadYY9szYZPH0u6F3kusP0bs5hUQE4XlafIgV9Qw/view" xlink:type="simple">https://docs.google.com/document/d/1Fn5zadYY9szYZPH0u6F3kusP0bs5hUQE4XlafIgV9Qw/view</text:a></text:p>
          </table:table-cell>
          <table:table-cell table:style-name="ce3" table:formula="of:=HYPERLINK(&quot;https://docs.google.com/document/d/1Fn5zadYY9szYZPH0u6F3kusP0bs5hUQE4XlafIgV9Qw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4" office:value-type="string" calcext:value-type="string">
            <text:p><text:a xlink:href="https://docs.google.com/document/d/1B_mJQN1cUMAxWuo028f7W_28BQo_5hPxRwR8D9-sN7Q/edit?usp=sharing" xlink:type="simple">https://docs.google.com/document/d/1B_mJQN1cUMAxWuo028f7W_28BQo_5hPxRwR8D9-sN7Q/edit?usp=sharing</text:a></text:p>
          </table:table-cell>
          <table:table-cell table:style-name="ce3" table:formula="of:=HYPERLINK(&quot;https://docs.google.com/document/d/1B_mJQN1cUMAxWuo028f7W_28BQo_5hPxRwR8D9-sN7Q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B_mJQN1cUMAxWuo028f7W_28BQo_5hPxRwR8D9-sN7Q/pub" xlink:type="simple">https://docs.google.com/document/d/1B_mJQN1cUMAxWuo028f7W_28BQo_5hPxRwR8D9-sN7Q/pub</text:a></text:p>
          </table:table-cell>
          <table:table-cell table:style-name="ce3" table:formula="of:=HYPERLINK(&quot;https://docs.google.com/document/d/1B_mJQN1cUMAxWuo028f7W_28BQo_5hPxRwR8D9-sN7Q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B_mJQN1cUMAxWuo028f7W_28BQo_5hPxRwR8D9-sN7Q/view" xlink:type="simple">https://docs.google.com/document/d/1B_mJQN1cUMAxWuo028f7W_28BQo_5hPxRwR8D9-sN7Q/view</text:a></text:p>
          </table:table-cell>
          <table:table-cell table:style-name="ce3" table:formula="of:=HYPERLINK(&quot;https://docs.google.com/document/d/1B_mJQN1cUMAxWuo028f7W_28BQo_5hPxRwR8D9-sN7Q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home" xlink:type="simple">https://sites.google.com/view/irvinephotoboothrental/home</text:a></text:p>
          </table:table-cell>
          <table:table-cell table:style-name="ce3" table:formula="of:=HYPERLINK(&quot;https://sites.google.com/view/irvinephotobooth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photo-booth-rental-irvine" xlink:type="simple">https://sites.google.com/view/irvinephotoboothrental/photo-booth-rental-irvine</text:a></text:p>
          </table:table-cell>
          <table:table-cell table:style-name="ce3" table:formula="of:=HYPERLINK(&quot;https://sites.google.com/view/irvinephotoboothrental/photo-booth-rental-irvin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with backdrop Culver City</text:p>
          </table:table-cell>
          <table:table-cell/>
          <table:table-cell table:style-name="ce4" office:value-type="string" calcext:value-type="string">
            <text:p><text:a xlink:href="https://docs.google.com/document/d/1Jk9pVtj3Am0cKDZ5ycxm-qa29wTdxoiimToWArPRs2k/edit?usp=sharing" xlink:type="simple">https://docs.google.com/document/d/1Jk9pVtj3Am0cKDZ5ycxm-qa29wTdxoiimToWArPRs2k/edit?usp=sharing</text:a></text:p>
          </table:table-cell>
          <table:table-cell table:style-name="ce3" table:formula="of:=HYPERLINK(&quot;https://docs.google.com/document/d/1Jk9pVtj3Am0cKDZ5ycxm-qa29wTdxoiimToWArPRs2k/edit?usp=sharing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with backdrop Culver City pub</text:p>
          </table:table-cell>
          <table:table-cell/>
          <table:table-cell table:style-name="ce4" office:value-type="string" calcext:value-type="string">
            <text:p><text:a xlink:href="https://docs.google.com/document/d/1Jk9pVtj3Am0cKDZ5ycxm-qa29wTdxoiimToWArPRs2k/pub" xlink:type="simple">https://docs.google.com/document/d/1Jk9pVtj3Am0cKDZ5ycxm-qa29wTdxoiimToWArPRs2k/pub</text:a></text:p>
          </table:table-cell>
          <table:table-cell table:style-name="ce3" table:formula="of:=HYPERLINK(&quot;https://docs.google.com/document/d/1Jk9pVtj3Am0cKDZ5ycxm-qa29wTdxoiimToWArPRs2k/edit?usp=sharing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with backdrop Culver City view</text:p>
          </table:table-cell>
          <table:table-cell/>
          <table:table-cell table:style-name="ce4" office:value-type="string" calcext:value-type="string">
            <text:p><text:a xlink:href="https://docs.google.com/document/d/1Jk9pVtj3Am0cKDZ5ycxm-qa29wTdxoiimToWArPRs2k/view" xlink:type="simple">https://docs.google.com/document/d/1Jk9pVtj3Am0cKDZ5ycxm-qa29wTdxoiimToWArPRs2k/view</text:a></text:p>
          </table:table-cell>
          <table:table-cell table:style-name="ce3" table:formula="of:=HYPERLINK(&quot;https://docs.google.com/document/d/1Jk9pVtj3Am0cKDZ5ycxm-qa29wTdxoiimToWArPRs2k/edit?usp=sharing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near Culver City</text:p>
          </table:table-cell>
          <table:table-cell/>
          <table:table-cell table:style-name="ce4" office:value-type="string" calcext:value-type="string">
            <text:p><text:a xlink:href="https://docs.google.com/document/d/1PzumXyMmY5d0k_X4MuarpWM8-XDQTXC_1mCkPqnykLQ/edit?usp=sharing" xlink:type="simple">https://docs.google.com/document/d/1PzumXyMmY5d0k_X4MuarpWM8-XDQTXC_1mCkPqnykLQ/edit?usp=sharing</text:a></text:p>
          </table:table-cell>
          <table:table-cell table:style-name="ce3" table:formula="of:=HYPERLINK(&quot;https://docs.google.com/document/d/1PzumXyMmY5d0k_X4MuarpWM8-XDQTXC_1mCkPqnykLQ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near Culver City pub</text:p>
          </table:table-cell>
          <table:table-cell/>
          <table:table-cell table:style-name="ce4" office:value-type="string" calcext:value-type="string">
            <text:p><text:a xlink:href="https://docs.google.com/document/d/1PzumXyMmY5d0k_X4MuarpWM8-XDQTXC_1mCkPqnykLQ/pub" xlink:type="simple">https://docs.google.com/document/d/1PzumXyMmY5d0k_X4MuarpWM8-XDQTXC_1mCkPqnykLQ/pub</text:a></text:p>
          </table:table-cell>
          <table:table-cell table:style-name="ce3" table:formula="of:=HYPERLINK(&quot;https://docs.google.com/document/d/1PzumXyMmY5d0k_X4MuarpWM8-XDQTXC_1mCkPqnykLQ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near Culver City view</text:p>
          </table:table-cell>
          <table:table-cell/>
          <table:table-cell table:style-name="ce4" office:value-type="string" calcext:value-type="string">
            <text:p><text:a xlink:href="https://docs.google.com/document/d/1PzumXyMmY5d0k_X4MuarpWM8-XDQTXC_1mCkPqnykLQ/view" xlink:type="simple">https://docs.google.com/document/d/1PzumXyMmY5d0k_X4MuarpWM8-XDQTXC_1mCkPqnykLQ/view</text:a></text:p>
          </table:table-cell>
          <table:table-cell table:style-name="ce3" table:formula="of:=HYPERLINK(&quot;https://docs.google.com/document/d/1PzumXyMmY5d0k_X4MuarpWM8-XDQTXC_1mCkPqnykLQ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0stSAr1c96Aa1pITgzihywj2Pq4AGyud4us6f_gz724/edit?usp=sharing" xlink:type="simple">https://docs.google.com/document/d/10stSAr1c96Aa1pITgzihywj2Pq4AGyud4us6f_gz724/edit?usp=sharing</text:a></text:p>
          </table:table-cell>
          <table:table-cell table:style-name="ce3" table:formula="of:=HYPERLINK(&quot;https://docs.google.com/document/d/10stSAr1c96Aa1pITgzihywj2Pq4AGyud4us6f_gz724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0stSAr1c96Aa1pITgzihywj2Pq4AGyud4us6f_gz724/pub" xlink:type="simple">https://docs.google.com/document/d/10stSAr1c96Aa1pITgzihywj2Pq4AGyud4us6f_gz724/pub</text:a></text:p>
          </table:table-cell>
          <table:table-cell table:style-name="ce3" table:formula="of:=HYPERLINK(&quot;https://docs.google.com/document/d/10stSAr1c96Aa1pITgzihywj2Pq4AGyud4us6f_gz724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0stSAr1c96Aa1pITgzihywj2Pq4AGyud4us6f_gz724/view" xlink:type="simple">https://docs.google.com/document/d/10stSAr1c96Aa1pITgzihywj2Pq4AGyud4us6f_gz724/view</text:a></text:p>
          </table:table-cell>
          <table:table-cell table:style-name="ce3" table:formula="of:=HYPERLINK(&quot;https://docs.google.com/document/d/10stSAr1c96Aa1pITgzihywj2Pq4AGyud4us6f_gz724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home" xlink:type="simple">https://sites.google.com/view/irvinephotoboothrental/home</text:a></text:p>
          </table:table-cell>
          <table:table-cell table:style-name="ce3" table:formula="of:=HYPERLINK(&quot;https://sites.google.com/view/irvinephotobooth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photo-booth-rental-irvine" xlink:type="simple">https://sites.google.com/view/irvinephotoboothrental/photo-booth-rental-irvine</text:a></text:p>
          </table:table-cell>
          <table:table-cell table:style-name="ce3" table:formula="of:=HYPERLINK(&quot;https://sites.google.com/view/irvinephotoboothrental/photo-booth-rental-irvin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al a photo booth Culver City</text:p>
          </table:table-cell>
          <table:table-cell/>
          <table:table-cell table:style-name="ce4" office:value-type="string" calcext:value-type="string">
            <text:p><text:a xlink:href="https://docs.google.com/document/d/1HeiK7FYJgP6eglQEW2kcGoVoWNLU4mrRvU7tLvj0UC8/edit?usp=sharing" xlink:type="simple">https://docs.google.com/document/d/1HeiK7FYJgP6eglQEW2kcGoVoWNLU4mrRvU7tLvj0UC8/edit?usp=sharing</text:a></text:p>
          </table:table-cell>
          <table:table-cell table:style-name="ce3" table:formula="of:=HYPERLINK(&quot;https://docs.google.com/document/d/1HeiK7FYJgP6eglQEW2kcGoVoWNLU4mrRvU7tLvj0UC8/edit?usp=sharing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al a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HeiK7FYJgP6eglQEW2kcGoVoWNLU4mrRvU7tLvj0UC8/pub" xlink:type="simple">https://docs.google.com/document/d/1HeiK7FYJgP6eglQEW2kcGoVoWNLU4mrRvU7tLvj0UC8/pub</text:a></text:p>
          </table:table-cell>
          <table:table-cell table:style-name="ce3" table:formula="of:=HYPERLINK(&quot;https://docs.google.com/document/d/1HeiK7FYJgP6eglQEW2kcGoVoWNLU4mrRvU7tLvj0UC8/edit?usp=sharing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al a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HeiK7FYJgP6eglQEW2kcGoVoWNLU4mrRvU7tLvj0UC8/view" xlink:type="simple">https://docs.google.com/document/d/1HeiK7FYJgP6eglQEW2kcGoVoWNLU4mrRvU7tLvj0UC8/view</text:a></text:p>
          </table:table-cell>
          <table:table-cell table:style-name="ce3" table:formula="of:=HYPERLINK(&quot;https://docs.google.com/document/d/1HeiK7FYJgP6eglQEW2kcGoVoWNLU4mrRvU7tLvj0UC8/edit?usp=sharing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4" office:value-type="string" calcext:value-type="string">
            <text:p><text:a xlink:href="https://docs.google.com/document/d/1Kn61aHZ5KeQ2iswcHlCppMz1D8cJr68SICTf10qS75o/edit?usp=sharing" xlink:type="simple">https://docs.google.com/document/d/1Kn61aHZ5KeQ2iswcHlCppMz1D8cJr68SICTf10qS75o/edit?usp=sharing</text:a></text:p>
          </table:table-cell>
          <table:table-cell table:style-name="ce3" table:formula="of:=HYPERLINK(&quot;https://docs.google.com/document/d/1Kn61aHZ5KeQ2iswcHlCppMz1D8cJr68SICTf10qS75o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Kn61aHZ5KeQ2iswcHlCppMz1D8cJr68SICTf10qS75o/pub" xlink:type="simple">https://docs.google.com/document/d/1Kn61aHZ5KeQ2iswcHlCppMz1D8cJr68SICTf10qS75o/pub</text:a></text:p>
          </table:table-cell>
          <table:table-cell table:style-name="ce3" table:formula="of:=HYPERLINK(&quot;https://docs.google.com/document/d/1Kn61aHZ5KeQ2iswcHlCppMz1D8cJr68SICTf10qS75o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Kn61aHZ5KeQ2iswcHlCppMz1D8cJr68SICTf10qS75o/view" xlink:type="simple">https://docs.google.com/document/d/1Kn61aHZ5KeQ2iswcHlCppMz1D8cJr68SICTf10qS75o/view</text:a></text:p>
          </table:table-cell>
          <table:table-cell table:style-name="ce3" table:formula="of:=HYPERLINK(&quot;https://docs.google.com/document/d/1Kn61aHZ5KeQ2iswcHlCppMz1D8cJr68SICTf10qS75o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for rent Culver City</text:p>
          </table:table-cell>
          <table:table-cell/>
          <table:table-cell table:style-name="ce4" office:value-type="string" calcext:value-type="string">
            <text:p><text:a xlink:href="https://docs.google.com/document/d/1r4V8oTRZgVM82NyjLDy2dZSoeYq26G1C55FzZ7ExPvY/edit?usp=sharing" xlink:type="simple">https://docs.google.com/document/d/1r4V8oTRZgVM82NyjLDy2dZSoeYq26G1C55FzZ7ExPvY/edit?usp=sharing</text:a></text:p>
          </table:table-cell>
          <table:table-cell table:style-name="ce3" table:formula="of:=HYPERLINK(&quot;https://docs.google.com/document/d/1r4V8oTRZgVM82NyjLDy2dZSoeYq26G1C55FzZ7ExPvY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for rent Culver City pub</text:p>
          </table:table-cell>
          <table:table-cell/>
          <table:table-cell table:style-name="ce4" office:value-type="string" calcext:value-type="string">
            <text:p><text:a xlink:href="https://docs.google.com/document/d/1r4V8oTRZgVM82NyjLDy2dZSoeYq26G1C55FzZ7ExPvY/pub" xlink:type="simple">https://docs.google.com/document/d/1r4V8oTRZgVM82NyjLDy2dZSoeYq26G1C55FzZ7ExPvY/pub</text:a></text:p>
          </table:table-cell>
          <table:table-cell table:style-name="ce3" table:formula="of:=HYPERLINK(&quot;https://docs.google.com/document/d/1r4V8oTRZgVM82NyjLDy2dZSoeYq26G1C55FzZ7ExPvY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for rent Culver City view</text:p>
          </table:table-cell>
          <table:table-cell/>
          <table:table-cell table:style-name="ce4" office:value-type="string" calcext:value-type="string">
            <text:p><text:a xlink:href="https://docs.google.com/document/d/1r4V8oTRZgVM82NyjLDy2dZSoeYq26G1C55FzZ7ExPvY/view" xlink:type="simple">https://docs.google.com/document/d/1r4V8oTRZgVM82NyjLDy2dZSoeYq26G1C55FzZ7ExPvY/view</text:a></text:p>
          </table:table-cell>
          <table:table-cell table:style-name="ce3" table:formula="of:=HYPERLINK(&quot;https://docs.google.com/document/d/1r4V8oTRZgVM82NyjLDy2dZSoeYq26G1C55FzZ7ExPvY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home" xlink:type="simple">https://sites.google.com/view/irvinephotoboothrental/home</text:a></text:p>
          </table:table-cell>
          <table:table-cell table:style-name="ce3" table:formula="of:=HYPERLINK(&quot;https://sites.google.com/view/irvinephotobooth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photo-booth-rental-irvine" xlink:type="simple">https://sites.google.com/view/irvinephotoboothrental/photo-booth-rental-irvine</text:a></text:p>
          </table:table-cell>
          <table:table-cell table:style-name="ce3" table:formula="of:=HYPERLINK(&quot;https://sites.google.com/view/irvinephotoboothrental/photo-booth-rental-irvin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Culver City</text:p>
          </table:table-cell>
          <table:table-cell/>
          <table:table-cell table:style-name="ce4" office:value-type="string" calcext:value-type="string">
            <text:p><text:a xlink:href="https://docs.google.com/document/d/12JHPMRYAt3LQhVa_OJc7HrUelFGWUFmEmv4RYMEhLBM/edit?usp=sharing" xlink:type="simple">https://docs.google.com/document/d/12JHPMRYAt3LQhVa_OJc7HrUelFGWUFmEmv4RYMEhLBM/edit?usp=sharing</text:a></text:p>
          </table:table-cell>
          <table:table-cell table:style-name="ce3" table:formula="of:=HYPERLINK(&quot;https://docs.google.com/document/d/12JHPMRYAt3LQhVa_OJc7HrUelFGWUFmEmv4RYMEhLBM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2JHPMRYAt3LQhVa_OJc7HrUelFGWUFmEmv4RYMEhLBM/pub" xlink:type="simple">https://docs.google.com/document/d/12JHPMRYAt3LQhVa_OJc7HrUelFGWUFmEmv4RYMEhLBM/pub</text:a></text:p>
          </table:table-cell>
          <table:table-cell table:style-name="ce3" table:formula="of:=HYPERLINK(&quot;https://docs.google.com/document/d/12JHPMRYAt3LQhVa_OJc7HrUelFGWUFmEmv4RYMEhLBM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2JHPMRYAt3LQhVa_OJc7HrUelFGWUFmEmv4RYMEhLBM/view" xlink:type="simple">https://docs.google.com/document/d/12JHPMRYAt3LQhVa_OJc7HrUelFGWUFmEmv4RYMEhLBM/view</text:a></text:p>
          </table:table-cell>
          <table:table-cell table:style-name="ce3" table:formula="of:=HYPERLINK(&quot;https://docs.google.com/document/d/12JHPMRYAt3LQhVa_OJc7HrUelFGWUFmEmv4RYMEhLBM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ytRcisKyvl1dOHZg-FIECQvLWz2PpQuihFzogJujTsc/edit?usp=sharing" xlink:type="simple">https://docs.google.com/document/d/1ytRcisKyvl1dOHZg-FIECQvLWz2PpQuihFzogJujTsc/edit?usp=sharing</text:a></text:p>
          </table:table-cell>
          <table:table-cell table:style-name="ce3" table:formula="of:=HYPERLINK(&quot;https://docs.google.com/document/d/1ytRcisKyvl1dOHZg-FIECQvLWz2PpQuihFzogJujTsc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ytRcisKyvl1dOHZg-FIECQvLWz2PpQuihFzogJujTsc/pub" xlink:type="simple">https://docs.google.com/document/d/1ytRcisKyvl1dOHZg-FIECQvLWz2PpQuihFzogJujTsc/pub</text:a></text:p>
          </table:table-cell>
          <table:table-cell table:style-name="ce3" table:formula="of:=HYPERLINK(&quot;https://docs.google.com/document/d/1ytRcisKyvl1dOHZg-FIECQvLWz2PpQuihFzogJujTsc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ytRcisKyvl1dOHZg-FIECQvLWz2PpQuihFzogJujTsc/view" xlink:type="simple">https://docs.google.com/document/d/1ytRcisKyvl1dOHZg-FIECQvLWz2PpQuihFzogJujTsc/view</text:a></text:p>
          </table:table-cell>
          <table:table-cell table:style-name="ce3" table:formula="of:=HYPERLINK(&quot;https://docs.google.com/document/d/1ytRcisKyvl1dOHZg-FIECQvLWz2PpQuihFzogJujTsc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Culver City</text:p>
          </table:table-cell>
          <table:table-cell/>
          <table:table-cell table:style-name="ce4" office:value-type="string" calcext:value-type="string">
            <text:p><text:a xlink:href="https://docs.google.com/document/d/1WrPJ4KrCFPrmRA_sOWtuX0EVZqCuwXrFXNG156MMgg8/edit?usp=sharing" xlink:type="simple">https://docs.google.com/document/d/1WrPJ4KrCFPrmRA_sOWtuX0EVZqCuwXrFXNG156MMgg8/edit?usp=sharing</text:a></text:p>
          </table:table-cell>
          <table:table-cell table:style-name="ce3" table:formula="of:=HYPERLINK(&quot;https://docs.google.com/document/d/1WrPJ4KrCFPrmRA_sOWtuX0EVZqCuwXrFXNG156MMgg8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Culver City pub</text:p>
          </table:table-cell>
          <table:table-cell/>
          <table:table-cell table:style-name="ce4" office:value-type="string" calcext:value-type="string">
            <text:p><text:a xlink:href="https://docs.google.com/document/d/1WrPJ4KrCFPrmRA_sOWtuX0EVZqCuwXrFXNG156MMgg8/pub" xlink:type="simple">https://docs.google.com/document/d/1WrPJ4KrCFPrmRA_sOWtuX0EVZqCuwXrFXNG156MMgg8/pub</text:a></text:p>
          </table:table-cell>
          <table:table-cell table:style-name="ce3" table:formula="of:=HYPERLINK(&quot;https://docs.google.com/document/d/1WrPJ4KrCFPrmRA_sOWtuX0EVZqCuwXrFXNG156MMgg8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Culver City view</text:p>
          </table:table-cell>
          <table:table-cell/>
          <table:table-cell table:style-name="ce4" office:value-type="string" calcext:value-type="string">
            <text:p><text:a xlink:href="https://docs.google.com/document/d/1WrPJ4KrCFPrmRA_sOWtuX0EVZqCuwXrFXNG156MMgg8/view" xlink:type="simple">https://docs.google.com/document/d/1WrPJ4KrCFPrmRA_sOWtuX0EVZqCuwXrFXNG156MMgg8/view</text:a></text:p>
          </table:table-cell>
          <table:table-cell table:style-name="ce3" table:formula="of:=HYPERLINK(&quot;https://docs.google.com/document/d/1WrPJ4KrCFPrmRA_sOWtuX0EVZqCuwXrFXNG156MMgg8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home" xlink:type="simple">https://sites.google.com/view/irvinephotoboothrental/home</text:a></text:p>
          </table:table-cell>
          <table:table-cell table:style-name="ce3" table:formula="of:=HYPERLINK(&quot;https://sites.google.com/view/irvinephotobooth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photo-booth-rental-irvine" xlink:type="simple">https://sites.google.com/view/irvinephotoboothrental/photo-booth-rental-irvine</text:a></text:p>
          </table:table-cell>
          <table:table-cell table:style-name="ce3" table:formula="of:=HYPERLINK(&quot;https://sites.google.com/view/irvinephotoboothrental/photo-booth-rental-irvin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4" office:value-type="string" calcext:value-type="string">
            <text:p><text:a xlink:href="https://docs.google.com/document/d/132iX6of2Ew9uulQo0H6pjAESwQTxw1YNNpO3_NeRu8Y/edit?usp=sharing" xlink:type="simple">https://docs.google.com/document/d/132iX6of2Ew9uulQo0H6pjAESwQTxw1YNNpO3_NeRu8Y/edit?usp=sharing</text:a></text:p>
          </table:table-cell>
          <table:table-cell table:style-name="ce3" table:formula="of:=HYPERLINK(&quot;https://docs.google.com/document/d/132iX6of2Ew9uulQo0H6pjAESwQTxw1YNNpO3_NeRu8Y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32iX6of2Ew9uulQo0H6pjAESwQTxw1YNNpO3_NeRu8Y/pub" xlink:type="simple">https://docs.google.com/document/d/132iX6of2Ew9uulQo0H6pjAESwQTxw1YNNpO3_NeRu8Y/pub</text:a></text:p>
          </table:table-cell>
          <table:table-cell table:style-name="ce3" table:formula="of:=HYPERLINK(&quot;https://docs.google.com/document/d/132iX6of2Ew9uulQo0H6pjAESwQTxw1YNNpO3_NeRu8Y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32iX6of2Ew9uulQo0H6pjAESwQTxw1YNNpO3_NeRu8Y/view" xlink:type="simple">https://docs.google.com/document/d/132iX6of2Ew9uulQo0H6pjAESwQTxw1YNNpO3_NeRu8Y/view</text:a></text:p>
          </table:table-cell>
          <table:table-cell table:style-name="ce3" table:formula="of:=HYPERLINK(&quot;https://docs.google.com/document/d/132iX6of2Ew9uulQo0H6pjAESwQTxw1YNNpO3_NeRu8Y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in Culver City</text:p>
          </table:table-cell>
          <table:table-cell/>
          <table:table-cell table:style-name="ce4" office:value-type="string" calcext:value-type="string">
            <text:p><text:a xlink:href="https://docs.google.com/document/d/13lGhlFHvhvVkLtw67kZ5q_KAUAnljQxxRBa0pMOaoX4/edit?usp=sharing" xlink:type="simple">https://docs.google.com/document/d/13lGhlFHvhvVkLtw67kZ5q_KAUAnljQxxRBa0pMOaoX4/edit?usp=sharing</text:a></text:p>
          </table:table-cell>
          <table:table-cell table:style-name="ce3" table:formula="of:=HYPERLINK(&quot;https://docs.google.com/document/d/13lGhlFHvhvVkLtw67kZ5q_KAUAnljQxxRBa0pMOaoX4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in Culver City pub</text:p>
          </table:table-cell>
          <table:table-cell/>
          <table:table-cell table:style-name="ce4" office:value-type="string" calcext:value-type="string">
            <text:p><text:a xlink:href="https://docs.google.com/document/d/13lGhlFHvhvVkLtw67kZ5q_KAUAnljQxxRBa0pMOaoX4/pub" xlink:type="simple">https://docs.google.com/document/d/13lGhlFHvhvVkLtw67kZ5q_KAUAnljQxxRBa0pMOaoX4/pub</text:a></text:p>
          </table:table-cell>
          <table:table-cell table:style-name="ce3" table:formula="of:=HYPERLINK(&quot;https://docs.google.com/document/d/13lGhlFHvhvVkLtw67kZ5q_KAUAnljQxxRBa0pMOaoX4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in Culver City view</text:p>
          </table:table-cell>
          <table:table-cell/>
          <table:table-cell table:style-name="ce4" office:value-type="string" calcext:value-type="string">
            <text:p><text:a xlink:href="https://docs.google.com/document/d/13lGhlFHvhvVkLtw67kZ5q_KAUAnljQxxRBa0pMOaoX4/view" xlink:type="simple">https://docs.google.com/document/d/13lGhlFHvhvVkLtw67kZ5q_KAUAnljQxxRBa0pMOaoX4/view</text:a></text:p>
          </table:table-cell>
          <table:table-cell table:style-name="ce3" table:formula="of:=HYPERLINK(&quot;https://docs.google.com/document/d/13lGhlFHvhvVkLtw67kZ5q_KAUAnljQxxRBa0pMOaoX4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docs.google.com/document/d/1Si1E81fncS4QExO1j4-ZI8RWCm3WGFbBBdw9SS2vPeM/edit?usp=sharing" xlink:type="simple">https://docs.google.com/document/d/1Si1E81fncS4QExO1j4-ZI8RWCm3WGFbBBdw9SS2vPeM/edit?usp=sharing</text:a></text:p>
          </table:table-cell>
          <table:table-cell table:style-name="ce3" table:formula="of:=HYPERLINK(&quot;https://docs.google.com/document/d/1Si1E81fncS4QExO1j4-ZI8RWCm3WGFbBBdw9SS2vPeM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a photobooth Culver City pub</text:p>
          </table:table-cell>
          <table:table-cell/>
          <table:table-cell table:style-name="ce4" office:value-type="string" calcext:value-type="string">
            <text:p><text:a xlink:href="https://docs.google.com/document/d/1Si1E81fncS4QExO1j4-ZI8RWCm3WGFbBBdw9SS2vPeM/pub" xlink:type="simple">https://docs.google.com/document/d/1Si1E81fncS4QExO1j4-ZI8RWCm3WGFbBBdw9SS2vPeM/pub</text:a></text:p>
          </table:table-cell>
          <table:table-cell table:style-name="ce3" table:formula="of:=HYPERLINK(&quot;https://docs.google.com/document/d/1Si1E81fncS4QExO1j4-ZI8RWCm3WGFbBBdw9SS2vPeM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a photobooth Culver City view</text:p>
          </table:table-cell>
          <table:table-cell/>
          <table:table-cell table:style-name="ce4" office:value-type="string" calcext:value-type="string">
            <text:p><text:a xlink:href="https://docs.google.com/document/d/1Si1E81fncS4QExO1j4-ZI8RWCm3WGFbBBdw9SS2vPeM/view" xlink:type="simple">https://docs.google.com/document/d/1Si1E81fncS4QExO1j4-ZI8RWCm3WGFbBBdw9SS2vPeM/view</text:a></text:p>
          </table:table-cell>
          <table:table-cell table:style-name="ce3" table:formula="of:=HYPERLINK(&quot;https://docs.google.com/document/d/1Si1E81fncS4QExO1j4-ZI8RWCm3WGFbBBdw9SS2vPeM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home" xlink:type="simple">https://sites.google.com/view/irvinephotoboothrental/home</text:a></text:p>
          </table:table-cell>
          <table:table-cell table:style-name="ce3" table:formula="of:=HYPERLINK(&quot;https://sites.google.com/view/irvinephotobooth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photo-booth-rental-irvine" xlink:type="simple">https://sites.google.com/view/irvinephotoboothrental/photo-booth-rental-irvine</text:a></text:p>
          </table:table-cell>
          <table:table-cell table:style-name="ce3" table:formula="of:=HYPERLINK(&quot;https://sites.google.com/view/irvinephotoboothrental/photo-booth-rental-irvin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package Culver City</text:p>
          </table:table-cell>
          <table:table-cell/>
          <table:table-cell table:style-name="ce4" office:value-type="string" calcext:value-type="string">
            <text:p><text:a xlink:href="https://docs.google.com/document/d/1CZXf38h-vYO5LY5SPjjuhwgEshgdfYL6wmDgAzlyhmM/edit?usp=sharing" xlink:type="simple">https://docs.google.com/document/d/1CZXf38h-vYO5LY5SPjjuhwgEshgdfYL6wmDgAzlyhmM/edit?usp=sharing</text:a></text:p>
          </table:table-cell>
          <table:table-cell table:style-name="ce3" table:formula="of:=HYPERLINK(&quot;https://docs.google.com/document/d/1CZXf38h-vYO5LY5SPjjuhwgEshgdfYL6wmDgAzlyhmM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package Culver City pub</text:p>
          </table:table-cell>
          <table:table-cell/>
          <table:table-cell table:style-name="ce4" office:value-type="string" calcext:value-type="string">
            <text:p><text:a xlink:href="https://docs.google.com/document/d/1CZXf38h-vYO5LY5SPjjuhwgEshgdfYL6wmDgAzlyhmM/pub" xlink:type="simple">https://docs.google.com/document/d/1CZXf38h-vYO5LY5SPjjuhwgEshgdfYL6wmDgAzlyhmM/pub</text:a></text:p>
          </table:table-cell>
          <table:table-cell table:style-name="ce3" table:formula="of:=HYPERLINK(&quot;https://docs.google.com/document/d/1CZXf38h-vYO5LY5SPjjuhwgEshgdfYL6wmDgAzlyhmM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package Culver City view</text:p>
          </table:table-cell>
          <table:table-cell/>
          <table:table-cell table:style-name="ce4" office:value-type="string" calcext:value-type="string">
            <text:p><text:a xlink:href="https://docs.google.com/document/d/1CZXf38h-vYO5LY5SPjjuhwgEshgdfYL6wmDgAzlyhmM/view" xlink:type="simple">https://docs.google.com/document/d/1CZXf38h-vYO5LY5SPjjuhwgEshgdfYL6wmDgAzlyhmM/view</text:a></text:p>
          </table:table-cell>
          <table:table-cell table:style-name="ce3" table:formula="of:=HYPERLINK(&quot;https://docs.google.com/document/d/1CZXf38h-vYO5LY5SPjjuhwgEshgdfYL6wmDgAzlyhmM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for rent Culver City</text:p>
          </table:table-cell>
          <table:table-cell/>
          <table:table-cell table:style-name="ce4" office:value-type="string" calcext:value-type="string">
            <text:p><text:a xlink:href="https://docs.google.com/document/d/1qMBiFTqEtpF0l02JllV0wJMDG-XuY09vA7qRYjnvmCs/edit?usp=sharing" xlink:type="simple">https://docs.google.com/document/d/1qMBiFTqEtpF0l02JllV0wJMDG-XuY09vA7qRYjnvmCs/edit?usp=sharing</text:a></text:p>
          </table:table-cell>
          <table:table-cell table:style-name="ce3" table:formula="of:=HYPERLINK(&quot;https://docs.google.com/document/d/1qMBiFTqEtpF0l02JllV0wJMDG-XuY09vA7qRYjnvmCs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for rent Culver City pub</text:p>
          </table:table-cell>
          <table:table-cell/>
          <table:table-cell table:style-name="ce4" office:value-type="string" calcext:value-type="string">
            <text:p><text:a xlink:href="https://docs.google.com/document/d/1qMBiFTqEtpF0l02JllV0wJMDG-XuY09vA7qRYjnvmCs/pub" xlink:type="simple">https://docs.google.com/document/d/1qMBiFTqEtpF0l02JllV0wJMDG-XuY09vA7qRYjnvmCs/pub</text:a></text:p>
          </table:table-cell>
          <table:table-cell table:style-name="ce3" table:formula="of:=HYPERLINK(&quot;https://docs.google.com/document/d/1qMBiFTqEtpF0l02JllV0wJMDG-XuY09vA7qRYjnvmCs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for rent Culver City view</text:p>
          </table:table-cell>
          <table:table-cell/>
          <table:table-cell table:style-name="ce4" office:value-type="string" calcext:value-type="string">
            <text:p><text:a xlink:href="https://docs.google.com/document/d/1qMBiFTqEtpF0l02JllV0wJMDG-XuY09vA7qRYjnvmCs/view" xlink:type="simple">https://docs.google.com/document/d/1qMBiFTqEtpF0l02JllV0wJMDG-XuY09vA7qRYjnvmCs/view</text:a></text:p>
          </table:table-cell>
          <table:table-cell table:style-name="ce3" table:formula="of:=HYPERLINK(&quot;https://docs.google.com/document/d/1qMBiFTqEtpF0l02JllV0wJMDG-XuY09vA7qRYjnvmCs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s rent Culver City</text:p>
          </table:table-cell>
          <table:table-cell/>
          <table:table-cell table:style-name="ce4" office:value-type="string" calcext:value-type="string">
            <text:p><text:a xlink:href="https://docs.google.com/document/d/1uLcOWIRwSe8JflS9lKm8Hs5VU8JLK2rnCOypo5kxbMY/edit?usp=sharing" xlink:type="simple">https://docs.google.com/document/d/1uLcOWIRwSe8JflS9lKm8Hs5VU8JLK2rnCOypo5kxbMY/edit?usp=sharing</text:a></text:p>
          </table:table-cell>
          <table:table-cell table:style-name="ce3" table:formula="of:=HYPERLINK(&quot;https://docs.google.com/document/d/1uLcOWIRwSe8JflS9lKm8Hs5VU8JLK2rnCOypo5kxbMY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s rent Culver City pub</text:p>
          </table:table-cell>
          <table:table-cell/>
          <table:table-cell table:style-name="ce4" office:value-type="string" calcext:value-type="string">
            <text:p><text:a xlink:href="https://docs.google.com/document/d/1uLcOWIRwSe8JflS9lKm8Hs5VU8JLK2rnCOypo5kxbMY/pub" xlink:type="simple">https://docs.google.com/document/d/1uLcOWIRwSe8JflS9lKm8Hs5VU8JLK2rnCOypo5kxbMY/pub</text:a></text:p>
          </table:table-cell>
          <table:table-cell table:style-name="ce3" table:formula="of:=HYPERLINK(&quot;https://docs.google.com/document/d/1uLcOWIRwSe8JflS9lKm8Hs5VU8JLK2rnCOypo5kxbMY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s rent Culver City view</text:p>
          </table:table-cell>
          <table:table-cell/>
          <table:table-cell table:style-name="ce4" office:value-type="string" calcext:value-type="string">
            <text:p><text:a xlink:href="https://docs.google.com/document/d/1uLcOWIRwSe8JflS9lKm8Hs5VU8JLK2rnCOypo5kxbMY/view" xlink:type="simple">https://docs.google.com/document/d/1uLcOWIRwSe8JflS9lKm8Hs5VU8JLK2rnCOypo5kxbMY/view</text:a></text:p>
          </table:table-cell>
          <table:table-cell table:style-name="ce3" table:formula="of:=HYPERLINK(&quot;https://docs.google.com/document/d/1uLcOWIRwSe8JflS9lKm8Hs5VU8JLK2rnCOypo5kxbMY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home" xlink:type="simple">https://sites.google.com/view/irvinephotoboothrental/home</text:a></text:p>
          </table:table-cell>
          <table:table-cell table:style-name="ce3" table:formula="of:=HYPERLINK(&quot;https://sites.google.com/view/irvinephotobooth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photo-booth-rental-irvine" xlink:type="simple">https://sites.google.com/view/irvinephotoboothrental/photo-booth-rental-irvine</text:a></text:p>
          </table:table-cell>
          <table:table-cell table:style-name="ce3" table:formula="of:=HYPERLINK(&quot;https://sites.google.com/view/irvinephotoboothrental/photo-booth-rental-irvin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in Culver City</text:p>
          </table:table-cell>
          <table:table-cell/>
          <table:table-cell table:style-name="ce4" office:value-type="string" calcext:value-type="string">
            <text:p><text:a xlink:href="https://docs.google.com/document/d/1JXU-T6ozH4KAYtMmZYIQGFEH9eFTkao7EtTTT-AAKTA/edit?usp=sharing" xlink:type="simple">https://docs.google.com/document/d/1JXU-T6ozH4KAYtMmZYIQGFEH9eFTkao7EtTTT-AAKTA/edit?usp=sharing</text:a></text:p>
          </table:table-cell>
          <table:table-cell table:style-name="ce3" table:formula="of:=HYPERLINK(&quot;https://docs.google.com/document/d/1JXU-T6ozH4KAYtMmZYIQGFEH9eFTkao7EtTTT-AAKTA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in Culver City pub</text:p>
          </table:table-cell>
          <table:table-cell/>
          <table:table-cell table:style-name="ce4" office:value-type="string" calcext:value-type="string">
            <text:p><text:a xlink:href="https://docs.google.com/document/d/1JXU-T6ozH4KAYtMmZYIQGFEH9eFTkao7EtTTT-AAKTA/pub" xlink:type="simple">https://docs.google.com/document/d/1JXU-T6ozH4KAYtMmZYIQGFEH9eFTkao7EtTTT-AAKTA/pub</text:a></text:p>
          </table:table-cell>
          <table:table-cell table:style-name="ce3" table:formula="of:=HYPERLINK(&quot;https://docs.google.com/document/d/1JXU-T6ozH4KAYtMmZYIQGFEH9eFTkao7EtTTT-AAKTA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in Culver City view</text:p>
          </table:table-cell>
          <table:table-cell/>
          <table:table-cell table:style-name="ce4" office:value-type="string" calcext:value-type="string">
            <text:p><text:a xlink:href="https://docs.google.com/document/d/1JXU-T6ozH4KAYtMmZYIQGFEH9eFTkao7EtTTT-AAKTA/view" xlink:type="simple">https://docs.google.com/document/d/1JXU-T6ozH4KAYtMmZYIQGFEH9eFTkao7EtTTT-AAKTA/view</text:a></text:p>
          </table:table-cell>
          <table:table-cell table:style-name="ce3" table:formula="of:=HYPERLINK(&quot;https://docs.google.com/document/d/1JXU-T6ozH4KAYtMmZYIQGFEH9eFTkao7EtTTT-AAKTA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corporate event photo booth Culver City</text:p>
          </table:table-cell>
          <table:table-cell/>
          <table:table-cell table:style-name="ce4" office:value-type="string" calcext:value-type="string">
            <text:p><text:a xlink:href="https://docs.google.com/document/d/1Z_TGqOFK2C7-p8jGb9Ja3Zo2LECa4_-NUm_ATgoNc_I/edit?usp=sharing" xlink:type="simple">https://docs.google.com/document/d/1Z_TGqOFK2C7-p8jGb9Ja3Zo2LECa4_-NUm_ATgoNc_I/edit?usp=sharing</text:a></text:p>
          </table:table-cell>
          <table:table-cell table:style-name="ce3" table:formula="of:=HYPERLINK(&quot;https://docs.google.com/document/d/1Z_TGqOFK2C7-p8jGb9Ja3Zo2LECa4_-NUm_ATgoNc_I/edit?usp=sharing&quot;;&quot;corporate event photo booth Culver City&quot;)" office:value-type="string" office:string-value="corporate event photo booth Culver City" calcext:value-type="string">
            <text:p>corporate ev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corporate event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Z_TGqOFK2C7-p8jGb9Ja3Zo2LECa4_-NUm_ATgoNc_I/pub" xlink:type="simple">https://docs.google.com/document/d/1Z_TGqOFK2C7-p8jGb9Ja3Zo2LECa4_-NUm_ATgoNc_I/pub</text:a></text:p>
          </table:table-cell>
          <table:table-cell table:style-name="ce3" table:formula="of:=HYPERLINK(&quot;https://docs.google.com/document/d/1Z_TGqOFK2C7-p8jGb9Ja3Zo2LECa4_-NUm_ATgoNc_I/edit?usp=sharing&quot;;&quot;corporate event photo booth Culver City&quot;)" office:value-type="string" office:string-value="corporate event photo booth Culver City" calcext:value-type="string">
            <text:p>corporate ev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corporate event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Z_TGqOFK2C7-p8jGb9Ja3Zo2LECa4_-NUm_ATgoNc_I/view" xlink:type="simple">https://docs.google.com/document/d/1Z_TGqOFK2C7-p8jGb9Ja3Zo2LECa4_-NUm_ATgoNc_I/view</text:a></text:p>
          </table:table-cell>
          <table:table-cell table:style-name="ce3" table:formula="of:=HYPERLINK(&quot;https://docs.google.com/document/d/1Z_TGqOFK2C7-p8jGb9Ja3Zo2LECa4_-NUm_ATgoNc_I/edit?usp=sharing&quot;;&quot;corporate event photo booth Culver City&quot;)" office:value-type="string" office:string-value="corporate event photo booth Culver City" calcext:value-type="string">
            <text:p>corporate ev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home" xlink:type="simple">https://sites.google.com/view/irvinephotoboothrental/home</text:a></text:p>
          </table:table-cell>
          <table:table-cell table:style-name="ce3" table:formula="of:=HYPERLINK(&quot;https://sites.google.com/view/irvinephotobooth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irvinephotoboothrental/photo-booth-rental-irvine" xlink:type="simple">https://sites.google.com/view/irvinephotoboothrental/photo-booth-rental-irvine</text:a></text:p>
          </table:table-cell>
          <table:table-cell table:style-name="ce3" table:formula="of:=HYPERLINK(&quot;https://sites.google.com/view/irvinephotoboothrental/photo-booth-rental-irvin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uZEdB9UO2JI9fENQx4bHuXWK4ZCd0N8pURqpCYZEF94/edit?disco=AAABOtUdw68&quot;; image(&quot;https://api.qrserver.com/v1/create-qr-code/?size=150x150&amp;data=https://docs.google.com/spreadsheets/d/1uZEdB9UO2JI9fENQx4bHuXWK4ZCd0N8pURqpCYZEF94/edit?disco=AAABOtUdw6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uZEdB9UO2JI9fENQx4bHuXWK4ZCd0N8pURqpCYZEF94/edit?disco=AAABOtUdw68" xlink:type="simple">https://docs.google.com/spreadsheets/d/1uZEdB9UO2JI9fENQx4bHuXWK4ZCd0N8pURqpCYZEF94/edit?disco=AAABOtUdw68</text:a></text:p>
          </table:table-cell>
          <table:table-cell table:style-name="ce3" table:formula="of:=HYPERLINK(&quot;https://docs.google.com/spreadsheets/d/1uZEdB9UO2JI9fENQx4bHuXWK4ZCd0N8pURqpCYZEF94/edit?disco=AAABOtUdw68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1lnnHT29h6QpBn96lLxQTfNDzVm2kiQV9_xRDs89HM4/edit?disco=AAABSuPLQ8I&quot;; image(&quot;https://api.qrserver.com/v1/create-qr-code/?size=150x150&amp;data=https://docs.google.com/drawings/d/11lnnHT29h6QpBn96lLxQTfNDzVm2kiQV9_xRDs89HM4/edit?disco=AAABSuPLQ8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1lnnHT29h6QpBn96lLxQTfNDzVm2kiQV9_xRDs89HM4/edit?disco=AAABSuPLQ8I" xlink:type="simple">https://docs.google.com/drawings/d/11lnnHT29h6QpBn96lLxQTfNDzVm2kiQV9_xRDs89HM4/edit?disco=AAABSuPLQ8I</text:a></text:p>
          </table:table-cell>
          <table:table-cell table:style-name="ce3" table:formula="of:=HYPERLINK(&quot;https://docs.google.com/drawings/d/11lnnHT29h6QpBn96lLxQTfNDzVm2kiQV9_xRDs89HM4/edit?disco=AAABSuPLQ8I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Z_TGqOFK2C7-p8jGb9Ja3Zo2LECa4_-NUm_ATgoNc_I/edit?disco=AAABSVVk5ZI&quot;; image(&quot;https://api.qrserver.com/v1/create-qr-code/?size=150x150&amp;data=https://docs.google.com/document/d/1Z_TGqOFK2C7-p8jGb9Ja3Zo2LECa4_-NUm_ATgoNc_I/edit?disco=AAABSVVk5Z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_TGqOFK2C7-p8jGb9Ja3Zo2LECa4_-NUm_ATgoNc_I/edit?disco=AAABSVVk5ZI" xlink:type="simple">https://docs.google.com/document/d/1Z_TGqOFK2C7-p8jGb9Ja3Zo2LECa4_-NUm_ATgoNc_I/edit?disco=AAABSVVk5ZI</text:a></text:p>
          </table:table-cell>
          <table:table-cell table:style-name="ce3" table:formula="of:=HYPERLINK(&quot;https://docs.google.com/document/d/1Z_TGqOFK2C7-p8jGb9Ja3Zo2LECa4_-NUm_ATgoNc_I/edit?disco=AAABSVVk5Z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JXU-T6ozH4KAYtMmZYIQGFEH9eFTkao7EtTTT-AAKTA/edit?disco=AAABSUtUKNI&quot;; image(&quot;https://api.qrserver.com/v1/create-qr-code/?size=150x150&amp;data=https://docs.google.com/document/d/1JXU-T6ozH4KAYtMmZYIQGFEH9eFTkao7EtTTT-AAKTA/edit?disco=AAABSUtUKN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JXU-T6ozH4KAYtMmZYIQGFEH9eFTkao7EtTTT-AAKTA/edit?disco=AAABSUtUKNI" xlink:type="simple">https://docs.google.com/document/d/1JXU-T6ozH4KAYtMmZYIQGFEH9eFTkao7EtTTT-AAKTA/edit?disco=AAABSUtUKNI</text:a></text:p>
          </table:table-cell>
          <table:table-cell table:style-name="ce3" table:formula="of:=HYPERLINK(&quot;https://docs.google.com/document/d/1JXU-T6ozH4KAYtMmZYIQGFEH9eFTkao7EtTTT-AAKTA/edit?disco=AAABSUtUKN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uLcOWIRwSe8JflS9lKm8Hs5VU8JLK2rnCOypo5kxbMY/edit?disco=AAABScvzDQw&quot;; image(&quot;https://api.qrserver.com/v1/create-qr-code/?size=150x150&amp;data=https://docs.google.com/document/d/1uLcOWIRwSe8JflS9lKm8Hs5VU8JLK2rnCOypo5kxbMY/edit?disco=AAABScvzDQ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uLcOWIRwSe8JflS9lKm8Hs5VU8JLK2rnCOypo5kxbMY/edit?disco=AAABScvzDQw" xlink:type="simple">https://docs.google.com/document/d/1uLcOWIRwSe8JflS9lKm8Hs5VU8JLK2rnCOypo5kxbMY/edit?disco=AAABScvzDQw</text:a></text:p>
          </table:table-cell>
          <table:table-cell table:style-name="ce3" table:formula="of:=HYPERLINK(&quot;https://docs.google.com/document/d/1uLcOWIRwSe8JflS9lKm8Hs5VU8JLK2rnCOypo5kxbMY/edit?disco=AAABScvzDQ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qMBiFTqEtpF0l02JllV0wJMDG-XuY09vA7qRYjnvmCs/edit?disco=AAABSda4Dfk&quot;; image(&quot;https://api.qrserver.com/v1/create-qr-code/?size=150x150&amp;data=https://docs.google.com/document/d/1qMBiFTqEtpF0l02JllV0wJMDG-XuY09vA7qRYjnvmCs/edit?disco=AAABSda4Df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qMBiFTqEtpF0l02JllV0wJMDG-XuY09vA7qRYjnvmCs/edit?disco=AAABSda4Dfk" xlink:type="simple">https://docs.google.com/document/d/1qMBiFTqEtpF0l02JllV0wJMDG-XuY09vA7qRYjnvmCs/edit?disco=AAABSda4Dfk</text:a></text:p>
          </table:table-cell>
          <table:table-cell table:style-name="ce3" table:formula="of:=HYPERLINK(&quot;https://docs.google.com/document/d/1qMBiFTqEtpF0l02JllV0wJMDG-XuY09vA7qRYjnvmCs/edit?disco=AAABSda4Df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CZXf38h-vYO5LY5SPjjuhwgEshgdfYL6wmDgAzlyhmM/edit?disco=AAABSa4_LaA&quot;; image(&quot;https://api.qrserver.com/v1/create-qr-code/?size=150x150&amp;data=https://docs.google.com/document/d/1CZXf38h-vYO5LY5SPjjuhwgEshgdfYL6wmDgAzlyhmM/edit?disco=AAABSa4_La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CZXf38h-vYO5LY5SPjjuhwgEshgdfYL6wmDgAzlyhmM/edit?disco=AAABSa4_LaA" xlink:type="simple">https://docs.google.com/document/d/1CZXf38h-vYO5LY5SPjjuhwgEshgdfYL6wmDgAzlyhmM/edit?disco=AAABSa4_LaA</text:a></text:p>
          </table:table-cell>
          <table:table-cell table:style-name="ce3" table:formula="of:=HYPERLINK(&quot;https://docs.google.com/document/d/1CZXf38h-vYO5LY5SPjjuhwgEshgdfYL6wmDgAzlyhmM/edit?disco=AAABSa4_La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Si1E81fncS4QExO1j4-ZI8RWCm3WGFbBBdw9SS2vPeM/edit?disco=AAABOt9Z6wI&quot;; image(&quot;https://api.qrserver.com/v1/create-qr-code/?size=150x150&amp;data=https://docs.google.com/document/d/1Si1E81fncS4QExO1j4-ZI8RWCm3WGFbBBdw9SS2vPeM/edit?disco=AAABOt9Z6w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i1E81fncS4QExO1j4-ZI8RWCm3WGFbBBdw9SS2vPeM/edit?disco=AAABOt9Z6wI" xlink:type="simple">https://docs.google.com/document/d/1Si1E81fncS4QExO1j4-ZI8RWCm3WGFbBBdw9SS2vPeM/edit?disco=AAABOt9Z6wI</text:a></text:p>
          </table:table-cell>
          <table:table-cell table:style-name="ce3" table:formula="of:=HYPERLINK(&quot;https://docs.google.com/document/d/1Si1E81fncS4QExO1j4-ZI8RWCm3WGFbBBdw9SS2vPeM/edit?disco=AAABOt9Z6w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3lGhlFHvhvVkLtw67kZ5q_KAUAnljQxxRBa0pMOaoX4/edit?disco=AAABOuFQUCw&quot;; image(&quot;https://api.qrserver.com/v1/create-qr-code/?size=150x150&amp;data=https://docs.google.com/document/d/13lGhlFHvhvVkLtw67kZ5q_KAUAnljQxxRBa0pMOaoX4/edit?disco=AAABOuFQUC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3lGhlFHvhvVkLtw67kZ5q_KAUAnljQxxRBa0pMOaoX4/edit?disco=AAABOuFQUCw" xlink:type="simple">https://docs.google.com/document/d/13lGhlFHvhvVkLtw67kZ5q_KAUAnljQxxRBa0pMOaoX4/edit?disco=AAABOuFQUCw</text:a></text:p>
          </table:table-cell>
          <table:table-cell table:style-name="ce3" table:formula="of:=HYPERLINK(&quot;https://docs.google.com/document/d/13lGhlFHvhvVkLtw67kZ5q_KAUAnljQxxRBa0pMOaoX4/edit?disco=AAABOuFQUC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32iX6of2Ew9uulQo0H6pjAESwQTxw1YNNpO3_NeRu8Y/edit?disco=AAABSdIVTuk&quot;; image(&quot;https://api.qrserver.com/v1/create-qr-code/?size=150x150&amp;data=https://docs.google.com/document/d/132iX6of2Ew9uulQo0H6pjAESwQTxw1YNNpO3_NeRu8Y/edit?disco=AAABSdIVTu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32iX6of2Ew9uulQo0H6pjAESwQTxw1YNNpO3_NeRu8Y/edit?disco=AAABSdIVTuk" xlink:type="simple">https://docs.google.com/document/d/132iX6of2Ew9uulQo0H6pjAESwQTxw1YNNpO3_NeRu8Y/edit?disco=AAABSdIVTuk</text:a></text:p>
          </table:table-cell>
          <table:table-cell table:style-name="ce3" table:formula="of:=HYPERLINK(&quot;https://docs.google.com/document/d/132iX6of2Ew9uulQo0H6pjAESwQTxw1YNNpO3_NeRu8Y/edit?disco=AAABSdIVTu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WrPJ4KrCFPrmRA_sOWtuX0EVZqCuwXrFXNG156MMgg8/edit?disco=AAABOu13WiE&quot;; image(&quot;https://api.qrserver.com/v1/create-qr-code/?size=150x150&amp;data=https://docs.google.com/document/d/1WrPJ4KrCFPrmRA_sOWtuX0EVZqCuwXrFXNG156MMgg8/edit?disco=AAABOu13Wi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WrPJ4KrCFPrmRA_sOWtuX0EVZqCuwXrFXNG156MMgg8/edit?disco=AAABOu13WiE" xlink:type="simple">https://docs.google.com/document/d/1WrPJ4KrCFPrmRA_sOWtuX0EVZqCuwXrFXNG156MMgg8/edit?disco=AAABOu13WiE</text:a></text:p>
          </table:table-cell>
          <table:table-cell table:style-name="ce3" table:formula="of:=HYPERLINK(&quot;https://docs.google.com/document/d/1WrPJ4KrCFPrmRA_sOWtuX0EVZqCuwXrFXNG156MMgg8/edit?disco=AAABOu13Wi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ytRcisKyvl1dOHZg-FIECQvLWz2PpQuihFzogJujTsc/edit?disco=AAABSdeZ2cw&quot;; image(&quot;https://api.qrserver.com/v1/create-qr-code/?size=150x150&amp;data=https://docs.google.com/document/d/1ytRcisKyvl1dOHZg-FIECQvLWz2PpQuihFzogJujTsc/edit?disco=AAABSdeZ2c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tRcisKyvl1dOHZg-FIECQvLWz2PpQuihFzogJujTsc/edit?disco=AAABSdeZ2cw" xlink:type="simple">https://docs.google.com/document/d/1ytRcisKyvl1dOHZg-FIECQvLWz2PpQuihFzogJujTsc/edit?disco=AAABSdeZ2cw</text:a></text:p>
          </table:table-cell>
          <table:table-cell table:style-name="ce3" table:formula="of:=HYPERLINK(&quot;https://docs.google.com/document/d/1ytRcisKyvl1dOHZg-FIECQvLWz2PpQuihFzogJujTsc/edit?disco=AAABSdeZ2c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2JHPMRYAt3LQhVa_OJc7HrUelFGWUFmEmv4RYMEhLBM/edit?disco=AAABSctxZIo&quot;; image(&quot;https://api.qrserver.com/v1/create-qr-code/?size=150x150&amp;data=https://docs.google.com/document/d/12JHPMRYAt3LQhVa_OJc7HrUelFGWUFmEmv4RYMEhLBM/edit?disco=AAABSctxZI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2JHPMRYAt3LQhVa_OJc7HrUelFGWUFmEmv4RYMEhLBM/edit?disco=AAABSctxZIo" xlink:type="simple">https://docs.google.com/document/d/12JHPMRYAt3LQhVa_OJc7HrUelFGWUFmEmv4RYMEhLBM/edit?disco=AAABSctxZIo</text:a></text:p>
          </table:table-cell>
          <table:table-cell table:style-name="ce3" table:formula="of:=HYPERLINK(&quot;https://docs.google.com/document/d/12JHPMRYAt3LQhVa_OJc7HrUelFGWUFmEmv4RYMEhLBM/edit?disco=AAABSctxZI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r4V8oTRZgVM82NyjLDy2dZSoeYq26G1C55FzZ7ExPvY/edit?disco=AAABSav6-VM&quot;; image(&quot;https://api.qrserver.com/v1/create-qr-code/?size=150x150&amp;data=https://docs.google.com/document/d/1r4V8oTRZgVM82NyjLDy2dZSoeYq26G1C55FzZ7ExPvY/edit?disco=AAABSav6-V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r4V8oTRZgVM82NyjLDy2dZSoeYq26G1C55FzZ7ExPvY/edit?disco=AAABSav6-VM" xlink:type="simple">https://docs.google.com/document/d/1r4V8oTRZgVM82NyjLDy2dZSoeYq26G1C55FzZ7ExPvY/edit?disco=AAABSav6-VM</text:a></text:p>
          </table:table-cell>
          <table:table-cell table:style-name="ce3" table:formula="of:=HYPERLINK(&quot;https://docs.google.com/document/d/1r4V8oTRZgVM82NyjLDy2dZSoeYq26G1C55FzZ7ExPvY/edit?disco=AAABSav6-V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Kn61aHZ5KeQ2iswcHlCppMz1D8cJr68SICTf10qS75o/edit?disco=AAABSdZOMIA&quot;; image(&quot;https://api.qrserver.com/v1/create-qr-code/?size=150x150&amp;data=https://docs.google.com/document/d/1Kn61aHZ5KeQ2iswcHlCppMz1D8cJr68SICTf10qS75o/edit?disco=AAABSdZOMI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Kn61aHZ5KeQ2iswcHlCppMz1D8cJr68SICTf10qS75o/edit?disco=AAABSdZOMIA" xlink:type="simple">https://docs.google.com/document/d/1Kn61aHZ5KeQ2iswcHlCppMz1D8cJr68SICTf10qS75o/edit?disco=AAABSdZOMIA</text:a></text:p>
          </table:table-cell>
          <table:table-cell table:style-name="ce3" table:formula="of:=HYPERLINK(&quot;https://docs.google.com/document/d/1Kn61aHZ5KeQ2iswcHlCppMz1D8cJr68SICTf10qS75o/edit?disco=AAABSdZOMI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HeiK7FYJgP6eglQEW2kcGoVoWNLU4mrRvU7tLvj0UC8/edit?disco=AAABScx8rl8&quot;; image(&quot;https://api.qrserver.com/v1/create-qr-code/?size=150x150&amp;data=https://docs.google.com/document/d/1HeiK7FYJgP6eglQEW2kcGoVoWNLU4mrRvU7tLvj0UC8/edit?disco=AAABScx8rl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HeiK7FYJgP6eglQEW2kcGoVoWNLU4mrRvU7tLvj0UC8/edit?disco=AAABScx8rl8" xlink:type="simple">https://docs.google.com/document/d/1HeiK7FYJgP6eglQEW2kcGoVoWNLU4mrRvU7tLvj0UC8/edit?disco=AAABScx8rl8</text:a></text:p>
          </table:table-cell>
          <table:table-cell table:style-name="ce3" table:formula="of:=HYPERLINK(&quot;https://docs.google.com/document/d/1HeiK7FYJgP6eglQEW2kcGoVoWNLU4mrRvU7tLvj0UC8/edit?disco=AAABScx8rl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0stSAr1c96Aa1pITgzihywj2Pq4AGyud4us6f_gz724/edit?disco=AAABSdwEJZs&quot;; image(&quot;https://api.qrserver.com/v1/create-qr-code/?size=150x150&amp;data=https://docs.google.com/document/d/10stSAr1c96Aa1pITgzihywj2Pq4AGyud4us6f_gz724/edit?disco=AAABSdwEJZ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0stSAr1c96Aa1pITgzihywj2Pq4AGyud4us6f_gz724/edit?disco=AAABSdwEJZs" xlink:type="simple">https://docs.google.com/document/d/10stSAr1c96Aa1pITgzihywj2Pq4AGyud4us6f_gz724/edit?disco=AAABSdwEJZs</text:a></text:p>
          </table:table-cell>
          <table:table-cell table:style-name="ce3" table:formula="of:=HYPERLINK(&quot;https://docs.google.com/document/d/10stSAr1c96Aa1pITgzihywj2Pq4AGyud4us6f_gz724/edit?disco=AAABSdwEJZ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PzumXyMmY5d0k_X4MuarpWM8-XDQTXC_1mCkPqnykLQ/edit?disco=AAABSbcXMm0&quot;; image(&quot;https://api.qrserver.com/v1/create-qr-code/?size=150x150&amp;data=https://docs.google.com/document/d/1PzumXyMmY5d0k_X4MuarpWM8-XDQTXC_1mCkPqnykLQ/edit?disco=AAABSbcXMm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PzumXyMmY5d0k_X4MuarpWM8-XDQTXC_1mCkPqnykLQ/edit?disco=AAABSbcXMm0" xlink:type="simple">https://docs.google.com/document/d/1PzumXyMmY5d0k_X4MuarpWM8-XDQTXC_1mCkPqnykLQ/edit?disco=AAABSbcXMm0</text:a></text:p>
          </table:table-cell>
          <table:table-cell table:style-name="ce3" table:formula="of:=HYPERLINK(&quot;https://docs.google.com/document/d/1PzumXyMmY5d0k_X4MuarpWM8-XDQTXC_1mCkPqnykLQ/edit?disco=AAABSbcXMm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Jk9pVtj3Am0cKDZ5ycxm-qa29wTdxoiimToWArPRs2k/edit?disco=AAABOu97Pc4&quot;; image(&quot;https://api.qrserver.com/v1/create-qr-code/?size=150x150&amp;data=https://docs.google.com/document/d/1Jk9pVtj3Am0cKDZ5ycxm-qa29wTdxoiimToWArPRs2k/edit?disco=AAABOu97Pc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Jk9pVtj3Am0cKDZ5ycxm-qa29wTdxoiimToWArPRs2k/edit?disco=AAABOu97Pc4" xlink:type="simple">https://docs.google.com/document/d/1Jk9pVtj3Am0cKDZ5ycxm-qa29wTdxoiimToWArPRs2k/edit?disco=AAABOu97Pc4</text:a></text:p>
          </table:table-cell>
          <table:table-cell table:style-name="ce3" table:formula="of:=HYPERLINK(&quot;https://docs.google.com/document/d/1Jk9pVtj3Am0cKDZ5ycxm-qa29wTdxoiimToWArPRs2k/edit?disco=AAABOu97Pc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B_mJQN1cUMAxWuo028f7W_28BQo_5hPxRwR8D9-sN7Q/edit?disco=AAABSbm-foY&quot;; image(&quot;https://api.qrserver.com/v1/create-qr-code/?size=150x150&amp;data=https://docs.google.com/document/d/1B_mJQN1cUMAxWuo028f7W_28BQo_5hPxRwR8D9-sN7Q/edit?disco=AAABSbm-fo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B_mJQN1cUMAxWuo028f7W_28BQo_5hPxRwR8D9-sN7Q/edit?disco=AAABSbm-foY" xlink:type="simple">https://docs.google.com/document/d/1B_mJQN1cUMAxWuo028f7W_28BQo_5hPxRwR8D9-sN7Q/edit?disco=AAABSbm-foY</text:a></text:p>
          </table:table-cell>
          <table:table-cell table:style-name="ce3" table:formula="of:=HYPERLINK(&quot;https://docs.google.com/document/d/1B_mJQN1cUMAxWuo028f7W_28BQo_5hPxRwR8D9-sN7Q/edit?disco=AAABSbm-fo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Fn5zadYY9szYZPH0u6F3kusP0bs5hUQE4XlafIgV9Qw/edit?disco=AAABSdfl0_g&quot;; image(&quot;https://api.qrserver.com/v1/create-qr-code/?size=150x150&amp;data=https://docs.google.com/document/d/1Fn5zadYY9szYZPH0u6F3kusP0bs5hUQE4XlafIgV9Qw/edit?disco=AAABSdfl0_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n5zadYY9szYZPH0u6F3kusP0bs5hUQE4XlafIgV9Qw/edit?disco=AAABSdfl0_g" xlink:type="simple">https://docs.google.com/document/d/1Fn5zadYY9szYZPH0u6F3kusP0bs5hUQE4XlafIgV9Qw/edit?disco=AAABSdfl0_g</text:a></text:p>
          </table:table-cell>
          <table:table-cell table:style-name="ce3" table:formula="of:=HYPERLINK(&quot;https://docs.google.com/document/d/1Fn5zadYY9szYZPH0u6F3kusP0bs5hUQE4XlafIgV9Qw/edit?disco=AAABSdfl0_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3oANLKxsnKf-P_UJz1Ti1btRDMbiZycfdl955jXXBCA/edit?disco=AAABSa0TVU4&quot;; image(&quot;https://api.qrserver.com/v1/create-qr-code/?size=150x150&amp;data=https://docs.google.com/document/d/13oANLKxsnKf-P_UJz1Ti1btRDMbiZycfdl955jXXBCA/edit?disco=AAABSa0TVU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3oANLKxsnKf-P_UJz1Ti1btRDMbiZycfdl955jXXBCA/edit?disco=AAABSa0TVU4" xlink:type="simple">https://docs.google.com/document/d/13oANLKxsnKf-P_UJz1Ti1btRDMbiZycfdl955jXXBCA/edit?disco=AAABSa0TVU4</text:a></text:p>
          </table:table-cell>
          <table:table-cell table:style-name="ce3" table:formula="of:=HYPERLINK(&quot;https://docs.google.com/document/d/13oANLKxsnKf-P_UJz1Ti1btRDMbiZycfdl955jXXBCA/edit?disco=AAABSa0TVU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8X_aBHdfg2-imz0uQvFOq561Fxx4n-5xp3gdHQvL8jk/edit?disco=AAABSbtpzHA&quot;; image(&quot;https://api.qrserver.com/v1/create-qr-code/?size=150x150&amp;data=https://docs.google.com/document/d/18X_aBHdfg2-imz0uQvFOq561Fxx4n-5xp3gdHQvL8jk/edit?disco=AAABSbtpzH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8X_aBHdfg2-imz0uQvFOq561Fxx4n-5xp3gdHQvL8jk/edit?disco=AAABSbtpzHA" xlink:type="simple">https://docs.google.com/document/d/18X_aBHdfg2-imz0uQvFOq561Fxx4n-5xp3gdHQvL8jk/edit?disco=AAABSbtpzHA</text:a></text:p>
          </table:table-cell>
          <table:table-cell table:style-name="ce3" table:formula="of:=HYPERLINK(&quot;https://docs.google.com/document/d/18X_aBHdfg2-imz0uQvFOq561Fxx4n-5xp3gdHQvL8jk/edit?disco=AAABSbtpzH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LiVt-tNBBXK3MB-3PqrwcpCeSmNgf0CX87PcPtYBx6I/edit?disco=AAABSeIkImM&quot;; image(&quot;https://api.qrserver.com/v1/create-qr-code/?size=150x150&amp;data=https://docs.google.com/presentation/d/1LiVt-tNBBXK3MB-3PqrwcpCeSmNgf0CX87PcPtYBx6I/edit?disco=AAABSeIkIm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LiVt-tNBBXK3MB-3PqrwcpCeSmNgf0CX87PcPtYBx6I/edit?disco=AAABSeIkImM" xlink:type="simple">https://docs.google.com/presentation/d/1LiVt-tNBBXK3MB-3PqrwcpCeSmNgf0CX87PcPtYBx6I/edit?disco=AAABSeIkImM</text:a></text:p>
          </table:table-cell>
          <table:table-cell table:style-name="ce3" table:formula="of:=HYPERLINK(&quot;https://docs.google.com/presentation/d/1LiVt-tNBBXK3MB-3PqrwcpCeSmNgf0CX87PcPtYBx6I/edit?disco=AAABSeIkImM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hoto_20_booth_20_for_20_rental_20_in_20_Culver_20_City" style:display-name="PageStyle_photo booth for rental in Culver C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6" meta:object-count="0"/>
    <meta:generator>LibreOfficeDev/6.0.5.2$Linux_X86_64 LibreOffice_project/</meta:generator>
  </office:meta>
</office:document-meta>
</file>